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79448" fo:border="0.06pt solid #000000"/>
    </style:style>
    <style:style style:name="ce3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5e8ac7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c2e0ae" fo:border="0.06pt solid #000000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4" office:value-type="string" calcext:value-type="string" table:number-columns-spanned="6" table:number-rows-spanned="1">
            <text:p>Q4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8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16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32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64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128</text:p>
          </table:table-cell>
          <table:covered-table-cell table:style-name="ce7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256</text:p>
          </table:table-cell>
          <table:covered-table-cell table:style-name="ce7"/>
          <table:covered-table-cell table:number-columns-repeated="4"/>
          <table:table-cell table:number-columns-repeated="97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 table:number-columns-repeated="975"/>
        </table:table-row>
        <table:table-row table:style-name="ro1"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8" office:value-type="string" calcext:value-type="string">
            <text:p>Denver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528" calcext:value-type="float">
            <text:p>0.010528</text:p>
          </table:table-cell>
          <table:table-cell table:style-name="Default" office:value-type="float" office:value="0.042881" calcext:value-type="float">
            <text:p>0.042881</text:p>
          </table:table-cell>
          <table:table-cell table:number-columns-repeated="5"/>
          <table:table-cell table:style-name="Default" office:value-type="float" office:value="0.06224" calcext:value-type="float">
            <text:p>0.06224</text:p>
          </table:table-cell>
          <table:table-cell table:style-name="Default" office:value-type="float" office:value="0.090047" calcext:value-type="float">
            <text:p>0.090047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4.70869" calcext:value-type="float">
            <text:p>34.70869</text:p>
          </table:table-cell>
          <table:table-cell table:style-name="Default" office:value-type="float" office:value="20.760991" calcext:value-type="float">
            <text:p>20.760991</text:p>
          </table:table-cell>
          <table:table-cell table:number-columns-repeated="3"/>
          <table:table-cell table:style-name="Default"/>
          <table:table-cell/>
          <table:table-cell office:value-type="float" office:value="320.641274" calcext:value-type="float">
            <text:p>320.641274</text:p>
          </table:table-cell>
          <table:table-cell office:value-type="float" office:value="215.194262" calcext:value-type="float">
            <text:p>215.194262</text:p>
          </table:table-cell>
          <table:table-cell table:number-columns-repeated="3"/>
          <table:table-cell table:style-name="Default"/>
          <table:table-cell/>
          <table:table-cell office:value-type="float" office:value="2384.938072" calcext:value-type="float">
            <text:p>2384.938072</text:p>
          </table:table-cell>
          <table:table-cell office:value-type="float" office:value="1580.751193" calcext:value-type="float">
            <text:p>1580.751193</text:p>
          </table:table-cell>
          <table:table-cell office:value-type="float" office:value="6082.317177" calcext:value-type="float">
            <text:p>6082.317177</text:p>
          </table:table-cell>
          <table:table-cell office:value-type="float" office:value="4792.129547" calcext:value-type="float">
            <text:p>4792.129547</text:p>
          </table:table-cell>
          <table:table-cell office:value-type="float" office:value="12236.923532" calcext:value-type="float">
            <text:p>12236.923532</text:p>
          </table:table-cell>
          <table:table-cell table:style-name="Default" office:value-type="float" office:value="10339.159648" calcext:value-type="float">
            <text:p>10339.159648</text:p>
          </table:table-cell>
          <table:table-cell/>
          <table:table-cell office:value-type="float" office:value="19265.05432" calcext:value-type="float">
            <text:p>19265.05432</text:p>
          </table:table-cell>
          <table:table-cell office:value-type="float" office:value="9569.859687" calcext:value-type="float">
            <text:p>9569.859687</text:p>
          </table:table-cell>
          <table:table-cell office:value-type="float" office:value="47798.777489" calcext:value-type="float">
            <text:p>47798.777489</text:p>
          </table:table-cell>
          <table:table-cell office:value-type="float" office:value="34081.405235" calcext:value-type="float">
            <text:p>34081.405235</text:p>
          </table:table-cell>
          <table:table-cell office:value-type="float" office:value="95605.236685" calcext:value-type="float">
            <text:p>95605.236685</text:p>
          </table:table-cell>
          <table:table-cell office:value-type="float" office:value="125039.048374" calcext:value-type="float">
            <text:p>125039.048374</text:p>
          </table:table-cell>
          <table:table-cell table:style-name="Default"/>
          <table:table-cell office:value-type="float" office:value="139452.122476" calcext:value-type="float">
            <text:p>139452.122476</text:p>
          </table:table-cell>
          <table:table-cell office:value-type="float" office:value="65464.185041" calcext:value-type="float">
            <text:p>65464.185041</text:p>
          </table:table-cell>
          <table:table-cell office:value-type="float" office:value="346005.748239" calcext:value-type="float">
            <text:p>346005.748239</text:p>
          </table:table-cell>
          <table:table-cell office:value-type="float" office:value="236224.333954" calcext:value-type="float">
            <text:p>236224.333954</text:p>
          </table:table-cell>
          <table:table-cell office:value-type="float" office:value="672539.098752" calcext:value-type="float">
            <text:p>672539.098752</text:p>
          </table:table-cell>
          <table:table-cell office:value-type="float" office:value="379558.026064" calcext:value-type="float">
            <text:p>379558.026064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4" calcext:value-type="float">
            <text:p>0.0104</text:p>
          </table:table-cell>
          <table:table-cell table:style-name="Default" office:value-type="float" office:value="0.023777" calcext:value-type="float">
            <text:p>0.023777</text:p>
          </table:table-cell>
          <table:table-cell table:number-columns-repeated="5"/>
          <table:table-cell table:style-name="Default" office:value-type="float" office:value="0.060416" calcext:value-type="float">
            <text:p>0.060416</text:p>
          </table:table-cell>
          <table:table-cell table:style-name="Default" office:value-type="float" office:value="0.088768" calcext:value-type="float">
            <text:p>0.088768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33.306743" calcext:value-type="float">
            <text:p>33.306743</text:p>
          </table:table-cell>
          <table:table-cell table:style-name="Default" office:value-type="float" office:value="21.534301" calcext:value-type="float">
            <text:p>21.534301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20.836634" calcext:value-type="float">
            <text:p>320.836634</text:p>
          </table:table-cell>
          <table:table-cell office:value-type="float" office:value="214.765466" calcext:value-type="float">
            <text:p>214.765466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418.982989" calcext:value-type="float">
            <text:p>2418.982989</text:p>
          </table:table-cell>
          <table:table-cell office:value-type="float" office:value="1876.109388" calcext:value-type="float">
            <text:p>1876.109388</text:p>
          </table:table-cell>
          <table:table-cell office:value-type="float" office:value="6085.625424" calcext:value-type="float">
            <text:p>6085.625424</text:p>
          </table:table-cell>
          <table:table-cell office:value-type="float" office:value="4803.975754" calcext:value-type="float">
            <text:p>4803.975754</text:p>
          </table:table-cell>
          <table:table-cell table:style-name="Default" office:value-type="float" office:value="12232.243353" calcext:value-type="float">
            <text:p>12232.243353</text:p>
          </table:table-cell>
          <table:table-cell table:style-name="Default" office:value-type="float" office:value="10262.761586" calcext:value-type="float">
            <text:p>10262.761586</text:p>
          </table:table-cell>
          <table:table-cell/>
          <table:table-cell office:value-type="float" office:value="18844.63681" calcext:value-type="float">
            <text:p>18844.63681</text:p>
          </table:table-cell>
          <table:table-cell table:style-name="Default" office:value-type="float" office:value="15848.571385" calcext:value-type="float">
            <text:p>15848.571385</text:p>
          </table:table-cell>
          <table:table-cell office:value-type="float" office:value="48025.374666" calcext:value-type="float">
            <text:p>48025.374666</text:p>
          </table:table-cell>
          <table:table-cell office:value-type="float" office:value="34015.02959" calcext:value-type="float">
            <text:p>34015.02959</text:p>
          </table:table-cell>
          <table:table-cell table:style-name="Default" office:value-type="float" office:value="96414.162873" calcext:value-type="float">
            <text:p>96414.162873</text:p>
          </table:table-cell>
          <table:table-cell office:value-type="float" office:value="106198.506367" calcext:value-type="float">
            <text:p>106198.506367</text:p>
          </table:table-cell>
          <table:table-cell table:style-name="Default"/>
          <table:table-cell office:value-type="float" office:value="134147.408201" calcext:value-type="float">
            <text:p>134147.408201</text:p>
          </table:table-cell>
          <table:table-cell office:value-type="float" office:value="85991.210458" calcext:value-type="float">
            <text:p>85991.210458</text:p>
          </table:table-cell>
          <table:table-cell office:value-type="float" office:value="334687.923221" calcext:value-type="float">
            <text:p>334687.923221</text:p>
          </table:table-cell>
          <table:table-cell office:value-type="float" office:value="172554.774246" calcext:value-type="float">
            <text:p>172554.774246</text:p>
          </table:table-cell>
          <table:table-cell table:style-name="Default" office:value-type="float" office:value="668078.673823" calcext:value-type="float">
            <text:p>668078.673823</text:p>
          </table:table-cell>
          <table:table-cell office:value-type="float" office:value="393351.519524" calcext:value-type="float">
            <text:p>393351.519524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88" calcext:value-type="float">
            <text:p>0.01088</text:p>
          </table:table-cell>
          <table:table-cell table:style-name="Default" office:value-type="float" office:value="0.024032" calcext:value-type="float">
            <text:p>0.024032</text:p>
          </table:table-cell>
          <table:table-cell table:number-columns-repeated="5"/>
          <table:table-cell table:style-name="Default" office:value-type="float" office:value="0.061152" calcext:value-type="float">
            <text:p>0.061152</text:p>
          </table:table-cell>
          <table:table-cell table:style-name="Default" office:value-type="float" office:value="0.090303" calcext:value-type="float">
            <text:p>0.090303</text:p>
          </table:table-cell>
          <table:table-cell/>
          <table:table-cell table:style-name="Default" table:number-columns-repeated="4"/>
          <table:table-cell table:style-name="Default" office:value-type="float" office:value="33.848757" calcext:value-type="float">
            <text:p>33.848757</text:p>
          </table:table-cell>
          <table:table-cell table:style-name="Default" office:value-type="float" office:value="24.92357" calcext:value-type="float">
            <text:p>24.92357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317.375477" calcext:value-type="float">
            <text:p>317.375477</text:p>
          </table:table-cell>
          <table:table-cell office:value-type="float" office:value="214.875609" calcext:value-type="float">
            <text:p>214.875609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29.063138" calcext:value-type="float">
            <text:p>2429.063138</text:p>
          </table:table-cell>
          <table:table-cell office:value-type="float" office:value="1810.977777" calcext:value-type="float">
            <text:p>1810.977777</text:p>
          </table:table-cell>
          <table:table-cell office:value-type="float" office:value="6108.665617" calcext:value-type="float">
            <text:p>6108.665617</text:p>
          </table:table-cell>
          <table:table-cell office:value-type="float" office:value="4795.010979" calcext:value-type="float">
            <text:p>4795.010979</text:p>
          </table:table-cell>
          <table:table-cell table:style-name="Default" office:value-type="float" office:value="12363.323218" calcext:value-type="float">
            <text:p>12363.323218</text:p>
          </table:table-cell>
          <table:table-cell office:value-type="float" office:value="10265.481802" calcext:value-type="float">
            <text:p>10265.481802</text:p>
          </table:table-cell>
          <table:table-cell/>
          <table:table-cell office:value-type="float" office:value="20502.261543" calcext:value-type="float">
            <text:p>20502.261543</text:p>
          </table:table-cell>
          <table:table-cell office:value-type="float" office:value="12827.56394" calcext:value-type="float">
            <text:p>12827.56394</text:p>
          </table:table-cell>
          <table:table-cell office:value-type="float" office:value="47585.659247" calcext:value-type="float">
            <text:p>47585.659247</text:p>
          </table:table-cell>
          <table:table-cell office:value-type="float" office:value="34093.948958" calcext:value-type="float">
            <text:p>34093.948958</text:p>
          </table:table-cell>
          <table:table-cell table:style-name="Default" office:value-type="float" office:value="96351.265374" calcext:value-type="float">
            <text:p>96351.265374</text:p>
          </table:table-cell>
          <table:table-cell office:value-type="float" office:value="125121.828483" calcext:value-type="float">
            <text:p>125121.828483</text:p>
          </table:table-cell>
          <table:table-cell table:style-name="Default"/>
          <table:table-cell office:value-type="float" office:value="136002.142499" calcext:value-type="float">
            <text:p>136002.142499</text:p>
          </table:table-cell>
          <table:table-cell office:value-type="float" office:value="79546.682375" calcext:value-type="float">
            <text:p>79546.682375</text:p>
          </table:table-cell>
          <table:table-cell office:value-type="float" office:value="346834.888159" calcext:value-type="float">
            <text:p>346834.888159</text:p>
          </table:table-cell>
          <table:table-cell office:value-type="float" office:value="185670.32265" calcext:value-type="float">
            <text:p>185670.32265</text:p>
          </table:table-cell>
          <table:table-cell table:style-name="Default" office:value-type="float" office:value="693842.805618" calcext:value-type="float">
            <text:p>693842.805618</text:p>
          </table:table-cell>
          <table:table-cell office:value-type="float" office:value="334264.798412" calcext:value-type="float">
            <text:p>334264.798412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09984" calcext:value-type="float">
            <text:p>0.009984</text:p>
          </table:table-cell>
          <table:table-cell table:style-name="Default" office:value-type="float" office:value="0.044224" calcext:value-type="float">
            <text:p>0.044224</text:p>
          </table:table-cell>
          <table:table-cell table:number-columns-repeated="5"/>
          <table:table-cell table:style-name="Default" office:value-type="float" office:value="0.060576" calcext:value-type="float">
            <text:p>0.060576</text:p>
          </table:table-cell>
          <table:table-cell table:style-name="Default" office:value-type="float" office:value="0.089248" calcext:value-type="float">
            <text:p>0.089248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33.113336" calcext:value-type="float">
            <text:p>33.113336</text:p>
          </table:table-cell>
          <table:table-cell table:style-name="Default" office:value-type="float" office:value="23.76831" calcext:value-type="float">
            <text:p>23.76831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21.344281" calcext:value-type="float">
            <text:p>321.344281</text:p>
          </table:table-cell>
          <table:table-cell office:value-type="float" office:value="215.807411" calcext:value-type="float">
            <text:p>215.807411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20.224244" calcext:value-type="float">
            <text:p>2420.224244</text:p>
          </table:table-cell>
          <table:table-cell office:value-type="float" office:value="1609.184697" calcext:value-type="float">
            <text:p>1609.184697</text:p>
          </table:table-cell>
          <table:table-cell office:value-type="float" office:value="6100.816199" calcext:value-type="float">
            <text:p>6100.816199</text:p>
          </table:table-cell>
          <table:table-cell office:value-type="float" office:value="4785.25091" calcext:value-type="float">
            <text:p>4785.25091</text:p>
          </table:table-cell>
          <table:table-cell table:style-name="Default" office:value-type="float" office:value="12356.330053" calcext:value-type="float">
            <text:p>12356.330053</text:p>
          </table:table-cell>
          <table:table-cell table:style-name="Default" office:value-type="float" office:value="10283.848344" calcext:value-type="float">
            <text:p>10283.848344</text:p>
          </table:table-cell>
          <table:table-cell/>
          <table:table-cell office:value-type="float" office:value="19796.708833" calcext:value-type="float">
            <text:p>19796.708833</text:p>
          </table:table-cell>
          <table:table-cell office:value-type="float" office:value="13033.289068" calcext:value-type="float">
            <text:p>13033.289068</text:p>
          </table:table-cell>
          <table:table-cell office:value-type="float" office:value="47699.011115" calcext:value-type="float">
            <text:p>47699.011115</text:p>
          </table:table-cell>
          <table:table-cell office:value-type="float" office:value="32035.720374" calcext:value-type="float">
            <text:p>32035.720374</text:p>
          </table:table-cell>
          <table:table-cell table:style-name="Default" office:value-type="float" office:value="96265.880259" calcext:value-type="float">
            <text:p>96265.880259</text:p>
          </table:table-cell>
          <table:table-cell office:value-type="float" office:value="113588.299184" calcext:value-type="float">
            <text:p>113588.299184</text:p>
          </table:table-cell>
          <table:table-cell table:style-name="Default"/>
          <table:table-cell office:value-type="float" office:value="149525.52061" calcext:value-type="float">
            <text:p>149525.52061</text:p>
          </table:table-cell>
          <table:table-cell office:value-type="float" office:value="72667.066048" calcext:value-type="float">
            <text:p>72667.066048</text:p>
          </table:table-cell>
          <table:table-cell office:value-type="float" office:value="334832.06578" calcext:value-type="float">
            <text:p>334832.06578</text:p>
          </table:table-cell>
          <table:table-cell office:value-type="float" office:value="249400.391207" calcext:value-type="float">
            <text:p>249400.391207</text:p>
          </table:table-cell>
          <table:table-cell table:style-name="Default" office:value-type="float" office:value="683294.822768" calcext:value-type="float">
            <text:p>683294.822768</text:p>
          </table:table-cell>
          <table:table-cell office:value-type="float" office:value="437373.390571" calcext:value-type="float">
            <text:p>437373.390571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112" calcext:value-type="float">
            <text:p>0.010112</text:p>
          </table:table-cell>
          <table:table-cell table:style-name="Default" office:value-type="float" office:value="0.023744" calcext:value-type="float">
            <text:p>0.023744</text:p>
          </table:table-cell>
          <table:table-cell table:number-columns-repeated="5"/>
          <table:table-cell table:style-name="Default" office:value-type="float" office:value="0.06192" calcext:value-type="float">
            <text:p>0.06192</text:p>
          </table:table-cell>
          <table:table-cell table:style-name="Default" office:value-type="float" office:value="0.092" calcext:value-type="float">
            <text:p>0.092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34.299859" calcext:value-type="float">
            <text:p>34.299859</text:p>
          </table:table-cell>
          <table:table-cell table:style-name="Default" office:value-type="float" office:value="23.618774" calcext:value-type="float">
            <text:p>23.618774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21.689048" calcext:value-type="float">
            <text:p>321.689048</text:p>
          </table:table-cell>
          <table:table-cell office:value-type="float" office:value="220.135509" calcext:value-type="float">
            <text:p>220.135509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12.776539" calcext:value-type="float">
            <text:p>2412.776539</text:p>
          </table:table-cell>
          <table:table-cell office:value-type="float" office:value="1603.34536" calcext:value-type="float">
            <text:p>1603.34536</text:p>
          </table:table-cell>
          <table:table-cell office:value-type="float" office:value="6085.991759" calcext:value-type="float">
            <text:p>6085.991759</text:p>
          </table:table-cell>
          <table:table-cell office:value-type="float" office:value="5254.187896" calcext:value-type="float">
            <text:p>5254.187896</text:p>
          </table:table-cell>
          <table:table-cell table:style-name="Default" office:value-type="float" office:value="12369.241666" calcext:value-type="float">
            <text:p>12369.241666</text:p>
          </table:table-cell>
          <table:table-cell table:style-name="Default" office:value-type="float" office:value="10292.919295" calcext:value-type="float">
            <text:p>10292.919295</text:p>
          </table:table-cell>
          <table:table-cell/>
          <table:table-cell office:value-type="float" office:value="19400.126438" calcext:value-type="float">
            <text:p>19400.126438</text:p>
          </table:table-cell>
          <table:table-cell office:value-type="float" office:value="12977.258814" calcext:value-type="float">
            <text:p>12977.258814</text:p>
          </table:table-cell>
          <table:table-cell office:value-type="float" office:value="47781.674512" calcext:value-type="float">
            <text:p>47781.674512</text:p>
          </table:table-cell>
          <table:table-cell office:value-type="float" office:value="33595.960708" calcext:value-type="float">
            <text:p>33595.960708</text:p>
          </table:table-cell>
          <table:table-cell table:style-name="Default" office:value-type="float" office:value="96511.898181" calcext:value-type="float">
            <text:p>96511.898181</text:p>
          </table:table-cell>
          <table:table-cell table:style-name="Default" office:value-type="float" office:value="126526.58909" calcext:value-type="float">
            <text:p>126526.58909</text:p>
          </table:table-cell>
          <table:table-cell table:style-name="Default"/>
          <table:table-cell office:value-type="float" office:value="133272.311933" calcext:value-type="float">
            <text:p>133272.311933</text:p>
          </table:table-cell>
          <table:table-cell office:value-type="float" office:value="83711.817323" calcext:value-type="float">
            <text:p>83711.817323</text:p>
          </table:table-cell>
          <table:table-cell office:value-type="float" office:value="342111.18252" calcext:value-type="float">
            <text:p>342111.18252</text:p>
          </table:table-cell>
          <table:table-cell office:value-type="float" office:value="206084.648039" calcext:value-type="float">
            <text:p>206084.648039</text:p>
          </table:table-cell>
          <table:table-cell table:style-name="Default" office:value-type="float" office:value="668794.445358" calcext:value-type="float">
            <text:p>668794.445358</text:p>
          </table:table-cell>
          <table:table-cell table:style-name="Default" office:value-type="float" office:value="312337.618921" calcext:value-type="float">
            <text:p>312337.618921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24" calcext:value-type="float">
            <text:p>0.01024</text:p>
          </table:table-cell>
          <table:table-cell table:style-name="Default" office:value-type="float" office:value="0.024128" calcext:value-type="float">
            <text:p>0.024128</text:p>
          </table:table-cell>
          <table:table-cell table:number-columns-repeated="5"/>
          <table:table-cell table:style-name="Default" office:value-type="float" office:value="0.060608" calcext:value-type="float">
            <text:p>0.060608</text:p>
          </table:table-cell>
          <table:table-cell table:style-name="Default" office:value-type="float" office:value="0.08944" calcext:value-type="float">
            <text:p>0.08944</text:p>
          </table:table-cell>
          <table:table-cell/>
          <table:table-cell table:style-name="Default" table:number-columns-repeated="4"/>
          <table:table-cell table:style-name="Default" office:value-type="float" office:value="33.220919" calcext:value-type="float">
            <text:p>33.220919</text:p>
          </table:table-cell>
          <table:table-cell table:style-name="Default" office:value-type="float" office:value="23.937142" calcext:value-type="float">
            <text:p>23.937142</text:p>
          </table:table-cell>
          <table:table-cell table:number-columns-repeated="3"/>
          <table:table-cell table:style-name="Default"/>
          <table:table-cell/>
          <table:table-cell office:value-type="float" office:value="319.873511" calcext:value-type="float">
            <text:p>319.873511</text:p>
          </table:table-cell>
          <table:table-cell office:value-type="float" office:value="216.69563" calcext:value-type="float">
            <text:p>216.69563</text:p>
          </table:table-cell>
          <table:table-cell table:number-columns-repeated="5"/>
          <table:table-cell office:value-type="float" office:value="2423.611689" calcext:value-type="float">
            <text:p>2423.611689</text:p>
          </table:table-cell>
          <table:table-cell office:value-type="float" office:value="1603.221383" calcext:value-type="float">
            <text:p>1603.221383</text:p>
          </table:table-cell>
          <table:table-cell office:value-type="float" office:value="6092.15907" calcext:value-type="float">
            <text:p>6092.15907</text:p>
          </table:table-cell>
          <table:table-cell office:value-type="float" office:value="4802.254127" calcext:value-type="float">
            <text:p>4802.254127</text:p>
          </table:table-cell>
          <table:table-cell office:value-type="float" office:value="12310.175012" calcext:value-type="float">
            <text:p>12310.175012</text:p>
          </table:table-cell>
          <table:table-cell table:style-name="Default" office:value-type="float" office:value="10272.911382" calcext:value-type="float">
            <text:p>10272.911382</text:p>
          </table:table-cell>
          <table:table-cell/>
          <table:table-cell office:value-type="float" office:value="19468.379505" calcext:value-type="float">
            <text:p>19468.379505</text:p>
          </table:table-cell>
          <table:table-cell office:value-type="float" office:value="13024.562031" calcext:value-type="float">
            <text:p>13024.562031</text:p>
          </table:table-cell>
          <table:table-cell office:value-type="float" office:value="47871.217558" calcext:value-type="float">
            <text:p>47871.217558</text:p>
          </table:table-cell>
          <table:table-cell office:value-type="float" office:value="33948.296075" calcext:value-type="float">
            <text:p>33948.296075</text:p>
          </table:table-cell>
          <table:table-cell office:value-type="float" office:value="96024.893672" calcext:value-type="float">
            <text:p>96024.893672</text:p>
          </table:table-cell>
          <table:table-cell office:value-type="float" office:value="134163.15215" calcext:value-type="float">
            <text:p>134163.15215</text:p>
          </table:table-cell>
          <table:table-cell table:style-name="Default"/>
          <table:table-cell office:value-type="float" office:value="132855.921003" calcext:value-type="float">
            <text:p>132855.921003</text:p>
          </table:table-cell>
          <table:table-cell office:value-type="float" office:value="84918.84999" calcext:value-type="float">
            <text:p>84918.84999</text:p>
          </table:table-cell>
          <table:table-cell office:value-type="float" office:value="336642.873496" calcext:value-type="float">
            <text:p>336642.873496</text:p>
          </table:table-cell>
          <table:table-cell office:value-type="float" office:value="199975.692876" calcext:value-type="float">
            <text:p>199975.692876</text:p>
          </table:table-cell>
          <table:table-cell office:value-type="float" office:value="668651.527428" calcext:value-type="float">
            <text:p>668651.527428</text:p>
          </table:table-cell>
          <table:table-cell office:value-type="float" office:value="366993.016492" calcext:value-type="float">
            <text:p>366993.016492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272" calcext:value-type="float">
            <text:p>0.010272</text:p>
          </table:table-cell>
          <table:table-cell table:style-name="Default" office:value-type="float" office:value="0.023776" calcext:value-type="float">
            <text:p>0.023776</text:p>
          </table:table-cell>
          <table:table-cell table:number-columns-repeated="5"/>
          <table:table-cell table:style-name="Default" office:value-type="float" office:value="0.06832" calcext:value-type="float">
            <text:p>0.06832</text:p>
          </table:table-cell>
          <table:table-cell table:style-name="Default" office:value-type="float" office:value="0.090816" calcext:value-type="float">
            <text:p>0.090816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33.162583" calcext:value-type="float">
            <text:p>33.162583</text:p>
          </table:table-cell>
          <table:table-cell table:style-name="Default" office:value-type="float" office:value="24.280917" calcext:value-type="float">
            <text:p>24.280917</text:p>
          </table:table-cell>
          <table:table-cell table:number-columns-repeated="5"/>
          <table:table-cell office:value-type="float" office:value="321.185374" calcext:value-type="float">
            <text:p>321.185374</text:p>
          </table:table-cell>
          <table:table-cell office:value-type="float" office:value="216.200562" calcext:value-type="float">
            <text:p>216.200562</text:p>
          </table:table-cell>
          <table:table-cell table:number-columns-repeated="3"/>
          <table:table-cell table:style-name="Default"/>
          <table:table-cell/>
          <table:table-cell office:value-type="float" office:value="2433.274814" calcext:value-type="float">
            <text:p>2433.274814</text:p>
          </table:table-cell>
          <table:table-cell office:value-type="float" office:value="1605.066162" calcext:value-type="float">
            <text:p>1605.066162</text:p>
          </table:table-cell>
          <table:table-cell office:value-type="float" office:value="6098.284174" calcext:value-type="float">
            <text:p>6098.284174</text:p>
          </table:table-cell>
          <table:table-cell office:value-type="float" office:value="4783.515779" calcext:value-type="float">
            <text:p>4783.515779</text:p>
          </table:table-cell>
          <table:table-cell office:value-type="float" office:value="12224.1148" calcext:value-type="float">
            <text:p>12224.1148</text:p>
          </table:table-cell>
          <table:table-cell office:value-type="float" office:value="10234.584063" calcext:value-type="float">
            <text:p>10234.584063</text:p>
          </table:table-cell>
          <table:table-cell/>
          <table:table-cell office:value-type="float" office:value="18949.57239" calcext:value-type="float">
            <text:p>18949.57239</text:p>
          </table:table-cell>
          <table:table-cell office:value-type="float" office:value="15025.606511" calcext:value-type="float">
            <text:p>15025.606511</text:p>
          </table:table-cell>
          <table:table-cell office:value-type="float" office:value="47710.131704" calcext:value-type="float">
            <text:p>47710.131704</text:p>
          </table:table-cell>
          <table:table-cell office:value-type="float" office:value="33527.709444" calcext:value-type="float">
            <text:p>33527.709444</text:p>
          </table:table-cell>
          <table:table-cell office:value-type="float" office:value="95976.435595" calcext:value-type="float">
            <text:p>95976.435595</text:p>
          </table:table-cell>
          <table:table-cell office:value-type="float" office:value="132252.465328" calcext:value-type="float">
            <text:p>132252.465328</text:p>
          </table:table-cell>
          <table:table-cell table:style-name="Default"/>
          <table:table-cell office:value-type="float" office:value="135890.65161" calcext:value-type="float">
            <text:p>135890.65161</text:p>
          </table:table-cell>
          <table:table-cell office:value-type="float" office:value="68568.580247" calcext:value-type="float">
            <text:p>68568.580247</text:p>
          </table:table-cell>
          <table:table-cell office:value-type="float" office:value="348830.649853" calcext:value-type="float">
            <text:p>348830.649853</text:p>
          </table:table-cell>
          <table:table-cell office:value-type="float" office:value="157506.195953" calcext:value-type="float">
            <text:p>157506.195953</text:p>
          </table:table-cell>
          <table:table-cell office:value-type="float" office:value="704602.615729" calcext:value-type="float">
            <text:p>704602.615729</text:p>
          </table:table-cell>
          <table:table-cell office:value-type="float" office:value="366587.176364" calcext:value-type="float">
            <text:p>366587.176364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88" calcext:value-type="float">
            <text:p>0.01088</text:p>
          </table:table-cell>
          <table:table-cell table:style-name="Default" office:value-type="float" office:value="0.023489" calcext:value-type="float">
            <text:p>0.023489</text:p>
          </table:table-cell>
          <table:table-cell table:number-columns-repeated="5"/>
          <table:table-cell table:style-name="Default" office:value-type="float" office:value="0.060511" calcext:value-type="float">
            <text:p>0.060511</text:p>
          </table:table-cell>
          <table:table-cell table:style-name="Default" office:value-type="float" office:value="0.105088" calcext:value-type="float">
            <text:p>0.105088</text:p>
          </table:table-cell>
          <table:table-cell/>
          <table:table-cell table:style-name="Default" table:number-columns-repeated="4"/>
          <table:table-cell table:style-name="Default" office:value-type="float" office:value="32.673753" calcext:value-type="float">
            <text:p>32.673753</text:p>
          </table:table-cell>
          <table:table-cell table:style-name="Default" office:value-type="float" office:value="23.646454" calcext:value-type="float">
            <text:p>23.646454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20.586724" calcext:value-type="float">
            <text:p>320.586724</text:p>
          </table:table-cell>
          <table:table-cell office:value-type="float" office:value="226.822566" calcext:value-type="float">
            <text:p>226.822566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424.449579" calcext:value-type="float">
            <text:p>2424.449579</text:p>
          </table:table-cell>
          <table:table-cell office:value-type="float" office:value="1606.32832" calcext:value-type="float">
            <text:p>1606.32832</text:p>
          </table:table-cell>
          <table:table-cell office:value-type="float" office:value="6131.966417" calcext:value-type="float">
            <text:p>6131.966417</text:p>
          </table:table-cell>
          <table:table-cell office:value-type="float" office:value="4794.460325" calcext:value-type="float">
            <text:p>4794.460325</text:p>
          </table:table-cell>
          <table:table-cell table:style-name="Default" office:value-type="float" office:value="12233.40159" calcext:value-type="float">
            <text:p>12233.40159</text:p>
          </table:table-cell>
          <table:table-cell table:style-name="Default" office:value-type="float" office:value="10233.274851" calcext:value-type="float">
            <text:p>10233.274851</text:p>
          </table:table-cell>
          <table:table-cell/>
          <table:table-cell office:value-type="float" office:value="18834.637504" calcext:value-type="float">
            <text:p>18834.637504</text:p>
          </table:table-cell>
          <table:table-cell office:value-type="float" office:value="18072.07563" calcext:value-type="float">
            <text:p>18072.07563</text:p>
          </table:table-cell>
          <table:table-cell office:value-type="float" office:value="47841.165632" calcext:value-type="float">
            <text:p>47841.165632</text:p>
          </table:table-cell>
          <table:table-cell office:value-type="float" office:value="34064.452906" calcext:value-type="float">
            <text:p>34064.452906</text:p>
          </table:table-cell>
          <table:table-cell table:style-name="Default" office:value-type="float" office:value="96097.564544" calcext:value-type="float">
            <text:p>96097.564544</text:p>
          </table:table-cell>
          <table:table-cell office:value-type="float" office:value="131421.757488" calcext:value-type="float">
            <text:p>131421.757488</text:p>
          </table:table-cell>
          <table:table-cell table:style-name="Default"/>
          <table:table-cell office:value-type="float" office:value="136963.892889" calcext:value-type="float">
            <text:p>136963.892889</text:p>
          </table:table-cell>
          <table:table-cell office:value-type="float" office:value="85395.841335" calcext:value-type="float">
            <text:p>85395.841335</text:p>
          </table:table-cell>
          <table:table-cell office:value-type="float" office:value="334329.223121" calcext:value-type="float">
            <text:p>334329.223121</text:p>
          </table:table-cell>
          <table:table-cell office:value-type="float" office:value="186686.037973" calcext:value-type="float">
            <text:p>186686.037973</text:p>
          </table:table-cell>
          <table:table-cell table:style-name="Default" office:value-type="float" office:value="666300.460687" calcext:value-type="float">
            <text:p>666300.460687</text:p>
          </table:table-cell>
          <table:table-cell office:value-type="float" office:value="311150.522052" calcext:value-type="float">
            <text:p>311150.522052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08" calcext:value-type="float">
            <text:p>0.01008</text:p>
          </table:table-cell>
          <table:table-cell table:style-name="Default" office:value-type="float" office:value="0.02768" calcext:value-type="float">
            <text:p>0.02768</text:p>
          </table:table-cell>
          <table:table-cell table:number-columns-repeated="5"/>
          <table:table-cell table:style-name="Default" office:value-type="float" office:value="0.062144" calcext:value-type="float">
            <text:p>0.062144</text:p>
          </table:table-cell>
          <table:table-cell table:style-name="Default" office:value-type="float" office:value="0.088607" calcext:value-type="float">
            <text:p>0.08860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34.951186" calcext:value-type="float">
            <text:p>34.951186</text:p>
          </table:table-cell>
          <table:table-cell table:style-name="Default" office:value-type="float" office:value="23.587095" calcext:value-type="float">
            <text:p>23.587095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320.268167" calcext:value-type="float">
            <text:p>320.268167</text:p>
          </table:table-cell>
          <table:table-cell office:value-type="float" office:value="225.86507" calcext:value-type="float">
            <text:p>225.86507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24.096128" calcext:value-type="float">
            <text:p>2424.096128</text:p>
          </table:table-cell>
          <table:table-cell office:value-type="float" office:value="1608.813991" calcext:value-type="float">
            <text:p>1608.813991</text:p>
          </table:table-cell>
          <table:table-cell office:value-type="float" office:value="6116.847642" calcext:value-type="float">
            <text:p>6116.847642</text:p>
          </table:table-cell>
          <table:table-cell office:value-type="float" office:value="4809.974875" calcext:value-type="float">
            <text:p>4809.974875</text:p>
          </table:table-cell>
          <table:table-cell table:style-name="Default" office:value-type="float" office:value="12206.221601" calcext:value-type="float">
            <text:p>12206.221601</text:p>
          </table:table-cell>
          <table:table-cell office:value-type="float" office:value="10221.825762" calcext:value-type="float">
            <text:p>10221.825762</text:p>
          </table:table-cell>
          <table:table-cell/>
          <table:table-cell office:value-type="float" office:value="20349.149973" calcext:value-type="float">
            <text:p>20349.149973</text:p>
          </table:table-cell>
          <table:table-cell office:value-type="float" office:value="18376.579268" calcext:value-type="float">
            <text:p>18376.579268</text:p>
          </table:table-cell>
          <table:table-cell office:value-type="float" office:value="47523.870922" calcext:value-type="float">
            <text:p>47523.870922</text:p>
          </table:table-cell>
          <table:table-cell office:value-type="float" office:value="34681.306483" calcext:value-type="float">
            <text:p>34681.306483</text:p>
          </table:table-cell>
          <table:table-cell table:style-name="Default" office:value-type="float" office:value="96244.783524" calcext:value-type="float">
            <text:p>96244.783524</text:p>
          </table:table-cell>
          <table:table-cell office:value-type="float" office:value="132154.964817" calcext:value-type="float">
            <text:p>132154.964817</text:p>
          </table:table-cell>
          <table:table-cell table:style-name="Default"/>
          <table:table-cell office:value-type="float" office:value="135187.202438" calcext:value-type="float">
            <text:p>135187.202438</text:p>
          </table:table-cell>
          <table:table-cell office:value-type="float" office:value="65874.72498" calcext:value-type="float">
            <text:p>65874.72498</text:p>
          </table:table-cell>
          <table:table-cell office:value-type="float" office:value="339897.179745" calcext:value-type="float">
            <text:p>339897.179745</text:p>
          </table:table-cell>
          <table:table-cell office:value-type="float" office:value="184101.103522" calcext:value-type="float">
            <text:p>184101.103522</text:p>
          </table:table-cell>
          <table:table-cell table:style-name="Default" office:value-type="float" office:value="667468.827371" calcext:value-type="float">
            <text:p>667468.827371</text:p>
          </table:table-cell>
          <table:table-cell office:value-type="float" office:value="509291.232153" calcext:value-type="float">
            <text:p>509291.232153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016" calcext:value-type="float">
            <text:p>0.010016</text:p>
          </table:table-cell>
          <table:table-cell table:style-name="Default" office:value-type="float" office:value="0.023936" calcext:value-type="float">
            <text:p>0.023936</text:p>
          </table:table-cell>
          <table:table-cell table:number-columns-repeated="5"/>
          <table:table-cell table:style-name="Default" office:value-type="float" office:value="0.06176" calcext:value-type="float">
            <text:p>0.06176</text:p>
          </table:table-cell>
          <table:table-cell table:style-name="Default" office:value-type="float" office:value="0.088224" calcext:value-type="float">
            <text:p>0.088224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3.944693" calcext:value-type="float">
            <text:p>33.944693</text:p>
          </table:table-cell>
          <table:table-cell table:style-name="Default" office:value-type="float" office:value="23.457559" calcext:value-type="float">
            <text:p>23.457559</text:p>
          </table:table-cell>
          <table:table-cell table:number-columns-repeated="3"/>
          <table:table-cell table:style-name="Default"/>
          <table:table-cell/>
          <table:table-cell office:value-type="float" office:value="318.593238" calcext:value-type="float">
            <text:p>318.593238</text:p>
          </table:table-cell>
          <table:table-cell office:value-type="float" office:value="218.158021" calcext:value-type="float">
            <text:p>218.158021</text:p>
          </table:table-cell>
          <table:table-cell table:number-columns-repeated="3"/>
          <table:table-cell table:style-name="Default"/>
          <table:table-cell/>
          <table:table-cell office:value-type="float" office:value="2421.086725" calcext:value-type="float">
            <text:p>2421.086725</text:p>
          </table:table-cell>
          <table:table-cell office:value-type="float" office:value="1604.940233" calcext:value-type="float">
            <text:p>1604.940233</text:p>
          </table:table-cell>
          <table:table-cell office:value-type="float" office:value="6094.749783" calcext:value-type="float">
            <text:p>6094.749783</text:p>
          </table:table-cell>
          <table:table-cell office:value-type="float" office:value="4792.412522" calcext:value-type="float">
            <text:p>4792.412522</text:p>
          </table:table-cell>
          <table:table-cell office:value-type="float" office:value="12225.110317" calcext:value-type="float">
            <text:p>12225.110317</text:p>
          </table:table-cell>
          <table:table-cell table:style-name="Default" office:value-type="float" office:value="10278.089575" calcext:value-type="float">
            <text:p>10278.089575</text:p>
          </table:table-cell>
          <table:table-cell/>
          <table:table-cell office:value-type="float" office:value="19716.655676" calcext:value-type="float">
            <text:p>19716.655676</text:p>
          </table:table-cell>
          <table:table-cell office:value-type="float" office:value="17770.715681" calcext:value-type="float">
            <text:p>17770.715681</text:p>
          </table:table-cell>
          <table:table-cell office:value-type="float" office:value="48065.053009" calcext:value-type="float">
            <text:p>48065.053009</text:p>
          </table:table-cell>
          <table:table-cell office:value-type="float" office:value="33840.794865" calcext:value-type="float">
            <text:p>33840.794865</text:p>
          </table:table-cell>
          <table:table-cell office:value-type="float" office:value="96145.348501" calcext:value-type="float">
            <text:p>96145.348501</text:p>
          </table:table-cell>
          <table:table-cell office:value-type="float" office:value="132368.764497" calcext:value-type="float">
            <text:p>132368.764497</text:p>
          </table:table-cell>
          <table:table-cell table:style-name="Default"/>
          <table:table-cell office:value-type="float" office:value="133848.042271" calcext:value-type="float">
            <text:p>133848.042271</text:p>
          </table:table-cell>
          <table:table-cell office:value-type="float" office:value="82070.459425" calcext:value-type="float">
            <text:p>82070.459425</text:p>
          </table:table-cell>
          <table:table-cell office:value-type="float" office:value="342541.992689" calcext:value-type="float">
            <text:p>342541.992689</text:p>
          </table:table-cell>
          <table:table-cell table:style-name="Default" office:value-type="float" office:value="206460.314424" calcext:value-type="float">
            <text:p>206460.314424</text:p>
          </table:table-cell>
          <table:table-cell office:value-type="float" office:value="685465.525804" calcext:value-type="float">
            <text:p>685465.525804</text:p>
          </table:table-cell>
          <table:table-cell office:value-type="float" office:value="389493.738625" calcext:value-type="float">
            <text:p>389493.738625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09536" calcext:value-type="float">
            <text:p>0.009536</text:p>
          </table:table-cell>
          <table:table-cell table:style-name="Default" office:value-type="float" office:value="0.024128" calcext:value-type="float">
            <text:p>0.024128</text:p>
          </table:table-cell>
          <table:table-cell table:number-columns-repeated="5"/>
          <table:table-cell table:style-name="Default" office:value-type="float" office:value="0.060864" calcext:value-type="float">
            <text:p>0.060864</text:p>
          </table:table-cell>
          <table:table-cell table:style-name="Default" office:value-type="float" office:value="0.089696" calcext:value-type="float">
            <text:p>0.089696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33.587062" calcext:value-type="float">
            <text:p>33.587062</text:p>
          </table:table-cell>
          <table:table-cell table:style-name="Default" office:value-type="float" office:value="24.372916" calcext:value-type="float">
            <text:p>24.37291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20.201515" calcext:value-type="float">
            <text:p>320.201515</text:p>
          </table:table-cell>
          <table:table-cell office:value-type="float" office:value="217.86628" calcext:value-type="float">
            <text:p>217.86628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419.637951" calcext:value-type="float">
            <text:p>2419.637951</text:p>
          </table:table-cell>
          <table:table-cell office:value-type="float" office:value="1601.738311" calcext:value-type="float">
            <text:p>1601.738311</text:p>
          </table:table-cell>
          <table:table-cell office:value-type="float" office:value="6137.682722" calcext:value-type="float">
            <text:p>6137.682722</text:p>
          </table:table-cell>
          <table:table-cell office:value-type="float" office:value="4773.950685" calcext:value-type="float">
            <text:p>4773.950685</text:p>
          </table:table-cell>
          <table:table-cell table:style-name="Default" office:value-type="float" office:value="12231.944154" calcext:value-type="float">
            <text:p>12231.944154</text:p>
          </table:table-cell>
          <table:table-cell table:style-name="Default" office:value-type="float" office:value="10305.6295" calcext:value-type="float">
            <text:p>10305.6295</text:p>
          </table:table-cell>
          <table:table-cell/>
          <table:table-cell office:value-type="float" office:value="18796.252779" calcext:value-type="float">
            <text:p>18796.252779</text:p>
          </table:table-cell>
          <table:table-cell office:value-type="float" office:value="17999.421864" calcext:value-type="float">
            <text:p>17999.421864</text:p>
          </table:table-cell>
          <table:table-cell office:value-type="float" office:value="48007.745713" calcext:value-type="float">
            <text:p>48007.745713</text:p>
          </table:table-cell>
          <table:table-cell office:value-type="float" office:value="34717.36874" calcext:value-type="float">
            <text:p>34717.36874</text:p>
          </table:table-cell>
          <table:table-cell table:style-name="Default" office:value-type="float" office:value="96178.355878" calcext:value-type="float">
            <text:p>96178.355878</text:p>
          </table:table-cell>
          <table:table-cell office:value-type="float" office:value="107959.337724" calcext:value-type="float">
            <text:p>107959.337724</text:p>
          </table:table-cell>
          <table:table-cell table:style-name="Default"/>
          <table:table-cell office:value-type="float" office:value="133755.741545" calcext:value-type="float">
            <text:p>133755.741545</text:p>
          </table:table-cell>
          <table:table-cell office:value-type="float" office:value="68208.762218" calcext:value-type="float">
            <text:p>68208.762218</text:p>
          </table:table-cell>
          <table:table-cell office:value-type="float" office:value="335248.496388" calcext:value-type="float">
            <text:p>335248.496388</text:p>
          </table:table-cell>
          <table:table-cell office:value-type="float" office:value="201962.313023" calcext:value-type="float">
            <text:p>201962.313023</text:p>
          </table:table-cell>
          <table:table-cell table:style-name="Default" office:value-type="float" office:value="665178.152927" calcext:value-type="float">
            <text:p>665178.152927</text:p>
          </table:table-cell>
          <table:table-cell office:value-type="float" office:value="413977.500043" calcext:value-type="float">
            <text:p>413977.500043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09856" calcext:value-type="float">
            <text:p>0.009856</text:p>
          </table:table-cell>
          <table:table-cell table:style-name="Default" office:value-type="float" office:value="0.023776" calcext:value-type="float">
            <text:p>0.023776</text:p>
          </table:table-cell>
          <table:table-cell table:number-columns-repeated="5"/>
          <table:table-cell table:style-name="Default" office:value-type="float" office:value="0.06112" calcext:value-type="float">
            <text:p>0.06112</text:p>
          </table:table-cell>
          <table:table-cell table:style-name="Default" office:value-type="float" office:value="0.090335" calcext:value-type="float">
            <text:p>0.090335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33.587382" calcext:value-type="float">
            <text:p>33.587382</text:p>
          </table:table-cell>
          <table:table-cell table:style-name="Default" office:value-type="float" office:value="23.825878" calcext:value-type="float">
            <text:p>23.825878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320.574345" calcext:value-type="float">
            <text:p>320.574345</text:p>
          </table:table-cell>
          <table:table-cell office:value-type="float" office:value="215.671385" calcext:value-type="float">
            <text:p>215.67138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15.915749" calcext:value-type="float">
            <text:p>2415.915749</text:p>
          </table:table-cell>
          <table:table-cell office:value-type="float" office:value="1599.683871" calcext:value-type="float">
            <text:p>1599.683871</text:p>
          </table:table-cell>
          <table:table-cell office:value-type="float" office:value="6130.715733" calcext:value-type="float">
            <text:p>6130.715733</text:p>
          </table:table-cell>
          <table:table-cell office:value-type="float" office:value="4811.50271" calcext:value-type="float">
            <text:p>4811.50271</text:p>
          </table:table-cell>
          <table:table-cell table:style-name="Default" office:value-type="float" office:value="12297.692902" calcext:value-type="float">
            <text:p>12297.692902</text:p>
          </table:table-cell>
          <table:table-cell office:value-type="float" office:value="10284.282647" calcext:value-type="float">
            <text:p>10284.282647</text:p>
          </table:table-cell>
          <table:table-cell/>
          <table:table-cell office:value-type="float" office:value="20146.705138" calcext:value-type="float">
            <text:p>20146.705138</text:p>
          </table:table-cell>
          <table:table-cell office:value-type="float" office:value="16729.283767" calcext:value-type="float">
            <text:p>16729.283767</text:p>
          </table:table-cell>
          <table:table-cell office:value-type="float" office:value="47947.385393" calcext:value-type="float">
            <text:p>47947.385393</text:p>
          </table:table-cell>
          <table:table-cell office:value-type="float" office:value="33880.254111" calcext:value-type="float">
            <text:p>33880.254111</text:p>
          </table:table-cell>
          <table:table-cell table:style-name="Default" office:value-type="float" office:value="96113.821274" calcext:value-type="float">
            <text:p>96113.821274</text:p>
          </table:table-cell>
          <table:table-cell office:value-type="float" office:value="101237.256781" calcext:value-type="float">
            <text:p>101237.256781</text:p>
          </table:table-cell>
          <table:table-cell table:style-name="Default"/>
          <table:table-cell office:value-type="float" office:value="134434.142486" calcext:value-type="float">
            <text:p>134434.142486</text:p>
          </table:table-cell>
          <table:table-cell office:value-type="float" office:value="83183.81747" calcext:value-type="float">
            <text:p>83183.81747</text:p>
          </table:table-cell>
          <table:table-cell office:value-type="float" office:value="336194.115905" calcext:value-type="float">
            <text:p>336194.115905</text:p>
          </table:table-cell>
          <table:table-cell office:value-type="float" office:value="161128.825062" calcext:value-type="float">
            <text:p>161128.825062</text:p>
          </table:table-cell>
          <table:table-cell table:style-name="Default" office:value-type="float" office:value="666734.841836" calcext:value-type="float">
            <text:p>666734.841836</text:p>
          </table:table-cell>
          <table:table-cell office:value-type="float" office:value="405360.872511" calcext:value-type="float">
            <text:p>405360.872511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048" calcext:value-type="float">
            <text:p>0.010048</text:p>
          </table:table-cell>
          <table:table-cell table:style-name="Default" office:value-type="float" office:value="0.023424" calcext:value-type="float">
            <text:p>0.023424</text:p>
          </table:table-cell>
          <table:table-cell table:number-columns-repeated="5"/>
          <table:table-cell table:style-name="Default" office:value-type="float" office:value="0.061472" calcext:value-type="float">
            <text:p>0.061472</text:p>
          </table:table-cell>
          <table:table-cell table:style-name="Default" office:value-type="float" office:value="0.088256" calcext:value-type="float">
            <text:p>0.088256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5.253425" calcext:value-type="float">
            <text:p>35.253425</text:p>
          </table:table-cell>
          <table:table-cell table:style-name="Default" office:value-type="float" office:value="23.515767" calcext:value-type="float">
            <text:p>23.515767</text:p>
          </table:table-cell>
          <table:table-cell table:number-columns-repeated="3"/>
          <table:table-cell table:style-name="Default"/>
          <table:table-cell/>
          <table:table-cell office:value-type="float" office:value="320.308044" calcext:value-type="float">
            <text:p>320.308044</text:p>
          </table:table-cell>
          <table:table-cell office:value-type="float" office:value="216.922385" calcext:value-type="float">
            <text:p>216.922385</text:p>
          </table:table-cell>
          <table:table-cell table:number-columns-repeated="3"/>
          <table:table-cell table:style-name="Default"/>
          <table:table-cell/>
          <table:table-cell office:value-type="float" office:value="2422.077996" calcext:value-type="float">
            <text:p>2422.077996</text:p>
          </table:table-cell>
          <table:table-cell office:value-type="float" office:value="1596.210654" calcext:value-type="float">
            <text:p>1596.210654</text:p>
          </table:table-cell>
          <table:table-cell office:value-type="float" office:value="6137.890849" calcext:value-type="float">
            <text:p>6137.890849</text:p>
          </table:table-cell>
          <table:table-cell office:value-type="float" office:value="4779.245006" calcext:value-type="float">
            <text:p>4779.245006</text:p>
          </table:table-cell>
          <table:table-cell office:value-type="float" office:value="12294.010576" calcext:value-type="float">
            <text:p>12294.010576</text:p>
          </table:table-cell>
          <table:table-cell table:style-name="Default" office:value-type="float" office:value="10372.281062" calcext:value-type="float">
            <text:p>10372.281062</text:p>
          </table:table-cell>
          <table:table-cell/>
          <table:table-cell office:value-type="float" office:value="18957.536599" calcext:value-type="float">
            <text:p>18957.536599</text:p>
          </table:table-cell>
          <table:table-cell office:value-type="float" office:value="17730.724166" calcext:value-type="float">
            <text:p>17730.724166</text:p>
          </table:table-cell>
          <table:table-cell office:value-type="float" office:value="48026.284339" calcext:value-type="float">
            <text:p>48026.284339</text:p>
          </table:table-cell>
          <table:table-cell office:value-type="float" office:value="39313.553656" calcext:value-type="float">
            <text:p>39313.553656</text:p>
          </table:table-cell>
          <table:table-cell office:value-type="float" office:value="96275.018474" calcext:value-type="float">
            <text:p>96275.018474</text:p>
          </table:table-cell>
          <table:table-cell office:value-type="float" office:value="106198.506367" calcext:value-type="float">
            <text:p>106198.506367</text:p>
          </table:table-cell>
          <table:table-cell table:style-name="Default"/>
          <table:table-cell office:value-type="float" office:value="136785.315407" calcext:value-type="float">
            <text:p>136785.315407</text:p>
          </table:table-cell>
          <table:table-cell office:value-type="float" office:value="70405.795614" calcext:value-type="float">
            <text:p>70405.795614</text:p>
          </table:table-cell>
          <table:table-cell office:value-type="float" office:value="336008.637804" calcext:value-type="float">
            <text:p>336008.637804</text:p>
          </table:table-cell>
          <table:table-cell office:value-type="float" office:value="196344.138002" calcext:value-type="float">
            <text:p>196344.138002</text:p>
          </table:table-cell>
          <table:table-cell office:value-type="float" office:value="667721.261312" calcext:value-type="float">
            <text:p>667721.261312</text:p>
          </table:table-cell>
          <table:table-cell office:value-type="float" office:value="408912.605695" calcext:value-type="float">
            <text:p>408912.605695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912" calcext:value-type="float">
            <text:p>0.010912</text:p>
          </table:table-cell>
          <table:table-cell table:style-name="Default" office:value-type="float" office:value="0.023616" calcext:value-type="float">
            <text:p>0.023616</text:p>
          </table:table-cell>
          <table:table-cell table:number-columns-repeated="5"/>
          <table:table-cell table:style-name="Default" office:value-type="float" office:value="0.061216" calcext:value-type="float">
            <text:p>0.061216</text:p>
          </table:table-cell>
          <table:table-cell table:style-name="Default" office:value-type="float" office:value="0.104255" calcext:value-type="float">
            <text:p>0.104255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33.47231" calcext:value-type="float">
            <text:p>33.47231</text:p>
          </table:table-cell>
          <table:table-cell table:style-name="Default" office:value-type="float" office:value="23.607511" calcext:value-type="float">
            <text:p>23.607511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20.680907" calcext:value-type="float">
            <text:p>320.680907</text:p>
          </table:table-cell>
          <table:table-cell office:value-type="float" office:value="216.256982" calcext:value-type="float">
            <text:p>216.256982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419.52273" calcext:value-type="float">
            <text:p>2419.52273</text:p>
          </table:table-cell>
          <table:table-cell office:value-type="float" office:value="1710.659267" calcext:value-type="float">
            <text:p>1710.659267</text:p>
          </table:table-cell>
          <table:table-cell office:value-type="float" office:value="6137.734529" calcext:value-type="float">
            <text:p>6137.734529</text:p>
          </table:table-cell>
          <table:table-cell office:value-type="float" office:value="4801.719313" calcext:value-type="float">
            <text:p>4801.719313</text:p>
          </table:table-cell>
          <table:table-cell table:style-name="Default" office:value-type="float" office:value="12305.040401" calcext:value-type="float">
            <text:p>12305.040401</text:p>
          </table:table-cell>
          <table:table-cell table:style-name="Default" office:value-type="float" office:value="10324.451433" calcext:value-type="float">
            <text:p>10324.451433</text:p>
          </table:table-cell>
          <table:table-cell/>
          <table:table-cell office:value-type="float" office:value="19267.217882" calcext:value-type="float">
            <text:p>19267.217882</text:p>
          </table:table-cell>
          <table:table-cell office:value-type="float" office:value="17956.223882" calcext:value-type="float">
            <text:p>17956.223882</text:p>
          </table:table-cell>
          <table:table-cell office:value-type="float" office:value="48025.732175" calcext:value-type="float">
            <text:p>48025.732175</text:p>
          </table:table-cell>
          <table:table-cell table:style-name="Default" office:value-type="float" office:value="37762.149217" calcext:value-type="float">
            <text:p>37762.149217</text:p>
          </table:table-cell>
          <table:table-cell table:style-name="Default" office:value-type="float" office:value="96289.984166" calcext:value-type="float">
            <text:p>96289.984166</text:p>
          </table:table-cell>
          <table:table-cell office:value-type="float" office:value="125121.828483" calcext:value-type="float">
            <text:p>125121.828483</text:p>
          </table:table-cell>
          <table:table-cell table:style-name="Default"/>
          <table:table-cell office:value-type="float" office:value="137552.529394" calcext:value-type="float">
            <text:p>137552.529394</text:p>
          </table:table-cell>
          <table:table-cell office:value-type="float" office:value="67503.611045" calcext:value-type="float">
            <text:p>67503.611045</text:p>
          </table:table-cell>
          <table:table-cell office:value-type="float" office:value="336119.129005" calcext:value-type="float">
            <text:p>336119.129005</text:p>
          </table:table-cell>
          <table:table-cell table:style-name="Default" office:value-type="float" office:value="197936.153243" calcext:value-type="float">
            <text:p>197936.153243</text:p>
          </table:table-cell>
          <table:table-cell table:style-name="Default" office:value-type="float" office:value="666508.559657" calcext:value-type="float">
            <text:p>666508.559657</text:p>
          </table:table-cell>
          <table:table-cell office:value-type="float" office:value="312962.837926" calcext:value-type="float">
            <text:p>312962.837926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24" calcext:value-type="float">
            <text:p>0.01024</text:p>
          </table:table-cell>
          <table:table-cell table:style-name="Default" office:value-type="float" office:value="0.053472" calcext:value-type="float">
            <text:p>0.053472</text:p>
          </table:table-cell>
          <table:table-cell table:number-columns-repeated="5"/>
          <table:table-cell table:style-name="Default" office:value-type="float" office:value="0.060032" calcext:value-type="float">
            <text:p>0.060032</text:p>
          </table:table-cell>
          <table:table-cell table:style-name="Default" office:value-type="float" office:value="0.088416" calcext:value-type="float">
            <text:p>0.08841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33.60447" calcext:value-type="float">
            <text:p>33.60447</text:p>
          </table:table-cell>
          <table:table-cell table:style-name="Default" office:value-type="float" office:value="23.245175" calcext:value-type="float">
            <text:p>23.245175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321.083529" calcext:value-type="float">
            <text:p>321.083529</text:p>
          </table:table-cell>
          <table:table-cell office:value-type="float" office:value="216.859185" calcext:value-type="float">
            <text:p>216.85918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26.205325" calcext:value-type="float">
            <text:p>2426.205325</text:p>
          </table:table-cell>
          <table:table-cell office:value-type="float" office:value="1939.18665" calcext:value-type="float">
            <text:p>1939.18665</text:p>
          </table:table-cell>
          <table:table-cell office:value-type="float" office:value="6127.765213" calcext:value-type="float">
            <text:p>6127.765213</text:p>
          </table:table-cell>
          <table:table-cell office:value-type="float" office:value="4793.34228" calcext:value-type="float">
            <text:p>4793.34228</text:p>
          </table:table-cell>
          <table:table-cell table:style-name="Default" office:value-type="float" office:value="12323.208352" calcext:value-type="float">
            <text:p>12323.208352</text:p>
          </table:table-cell>
          <table:table-cell office:value-type="float" office:value="10320.265492" calcext:value-type="float">
            <text:p>10320.265492</text:p>
          </table:table-cell>
          <table:table-cell/>
          <table:table-cell office:value-type="float" office:value="18808.540058" calcext:value-type="float">
            <text:p>18808.540058</text:p>
          </table:table-cell>
          <table:table-cell office:value-type="float" office:value="14204.591386" calcext:value-type="float">
            <text:p>14204.591386</text:p>
          </table:table-cell>
          <table:table-cell office:value-type="float" office:value="48055.436812" calcext:value-type="float">
            <text:p>48055.436812</text:p>
          </table:table-cell>
          <table:table-cell office:value-type="float" office:value="34360.537659" calcext:value-type="float">
            <text:p>34360.537659</text:p>
          </table:table-cell>
          <table:table-cell table:style-name="Default" office:value-type="float" office:value="96236.967859" calcext:value-type="float">
            <text:p>96236.967859</text:p>
          </table:table-cell>
          <table:table-cell office:value-type="float" office:value="113588.299184" calcext:value-type="float">
            <text:p>113588.299184</text:p>
          </table:table-cell>
          <table:table-cell table:style-name="Default"/>
          <table:table-cell office:value-type="float" office:value="136446.660323" calcext:value-type="float">
            <text:p>136446.660323</text:p>
          </table:table-cell>
          <table:table-cell office:value-type="float" office:value="82980.115041" calcext:value-type="float">
            <text:p>82980.115041</text:p>
          </table:table-cell>
          <table:table-cell office:value-type="float" office:value="337259.858838" calcext:value-type="float">
            <text:p>337259.858838</text:p>
          </table:table-cell>
          <table:table-cell office:value-type="float" office:value="195105.156205" calcext:value-type="float">
            <text:p>195105.156205</text:p>
          </table:table-cell>
          <table:table-cell table:style-name="Default" office:value-type="float" office:value="675812.707005" calcext:value-type="float">
            <text:p>675812.707005</text:p>
          </table:table-cell>
          <table:table-cell table:style-name="Default" office:value-type="float" office:value="415098.877217" calcext:value-type="float">
            <text:p>415098.877217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08" calcext:value-type="float">
            <text:p>0.01008</text:p>
          </table:table-cell>
          <table:table-cell table:style-name="Default" office:value-type="float" office:value="0.02448" calcext:value-type="float">
            <text:p>0.02448</text:p>
          </table:table-cell>
          <table:table-cell table:number-columns-repeated="5"/>
          <table:table-cell table:style-name="Default" office:value-type="float" office:value="0.06032" calcext:value-type="float">
            <text:p>0.06032</text:p>
          </table:table-cell>
          <table:table-cell table:style-name="Default" office:value-type="float" office:value="0.085599" calcext:value-type="float">
            <text:p>0.085599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34.352339" calcext:value-type="float">
            <text:p>34.352339</text:p>
          </table:table-cell>
          <table:table-cell table:style-name="Default" office:value-type="float" office:value="24.405972" calcext:value-type="float">
            <text:p>24.405972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319.924691" calcext:value-type="float">
            <text:p>319.924691</text:p>
          </table:table-cell>
          <table:table-cell office:value-type="float" office:value="215.914489" calcext:value-type="float">
            <text:p>215.914489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2414.077927" calcext:value-type="float">
            <text:p>2414.077927</text:p>
          </table:table-cell>
          <table:table-cell office:value-type="float" office:value="1939.811838" calcext:value-type="float">
            <text:p>1939.811838</text:p>
          </table:table-cell>
          <table:table-cell office:value-type="float" office:value="6114.422113" calcext:value-type="float">
            <text:p>6114.422113</text:p>
          </table:table-cell>
          <table:table-cell office:value-type="float" office:value="4915.521817" calcext:value-type="float">
            <text:p>4915.521817</text:p>
          </table:table-cell>
          <table:table-cell table:style-name="Default" office:value-type="float" office:value="12142.362863" calcext:value-type="float">
            <text:p>12142.362863</text:p>
          </table:table-cell>
          <table:table-cell table:style-name="Default" office:value-type="float" office:value="10243.531142" calcext:value-type="float">
            <text:p>10243.531142</text:p>
          </table:table-cell>
          <table:table-cell/>
          <table:table-cell office:value-type="float" office:value="19522.728412" calcext:value-type="float">
            <text:p>19522.728412</text:p>
          </table:table-cell>
          <table:table-cell office:value-type="float" office:value="15977.884948" calcext:value-type="float">
            <text:p>15977.884948</text:p>
          </table:table-cell>
          <table:table-cell office:value-type="float" office:value="48135.450909" calcext:value-type="float">
            <text:p>48135.450909</text:p>
          </table:table-cell>
          <table:table-cell office:value-type="float" office:value="34838.364295" calcext:value-type="float">
            <text:p>34838.364295</text:p>
          </table:table-cell>
          <table:table-cell table:style-name="Default" office:value-type="float" office:value="96322.826281" calcext:value-type="float">
            <text:p>96322.826281</text:p>
          </table:table-cell>
          <table:table-cell office:value-type="float" office:value="105333.817718" calcext:value-type="float">
            <text:p>105333.817718</text:p>
          </table:table-cell>
          <table:table-cell table:style-name="Default"/>
          <table:table-cell office:value-type="float" office:value="133889.500279" calcext:value-type="float">
            <text:p>133889.500279</text:p>
          </table:table-cell>
          <table:table-cell office:value-type="float" office:value="68229.779184" calcext:value-type="float">
            <text:p>68229.779184</text:p>
          </table:table-cell>
          <table:table-cell office:value-type="float" office:value="332835.459612" calcext:value-type="float">
            <text:p>332835.459612</text:p>
          </table:table-cell>
          <table:table-cell office:value-type="float" office:value="180427.820351" calcext:value-type="float">
            <text:p>180427.820351</text:p>
          </table:table-cell>
          <table:table-cell table:style-name="Default" office:value-type="float" office:value="687580.481976" calcext:value-type="float">
            <text:p>687580.481976</text:p>
          </table:table-cell>
          <table:table-cell office:value-type="float" office:value="405212.09377" calcext:value-type="float">
            <text:p>405212.09377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09664" calcext:value-type="float">
            <text:p>0.009664</text:p>
          </table:table-cell>
          <table:table-cell table:style-name="Default" office:value-type="float" office:value="0.03952" calcext:value-type="float">
            <text:p>0.03952</text:p>
          </table:table-cell>
          <table:table-cell table:number-columns-repeated="5"/>
          <table:table-cell table:style-name="Default" office:value-type="float" office:value="0.061888" calcext:value-type="float">
            <text:p>0.061888</text:p>
          </table:table-cell>
          <table:table-cell table:style-name="Default" office:value-type="float" office:value="0.085344" calcext:value-type="float">
            <text:p>0.085344</text:p>
          </table:table-cell>
          <table:table-cell/>
          <table:table-cell table:style-name="Default" table:number-columns-repeated="4"/>
          <table:table-cell table:style-name="Default" office:value-type="float" office:value="34.641458" calcext:value-type="float">
            <text:p>34.641458</text:p>
          </table:table-cell>
          <table:table-cell table:style-name="Default" office:value-type="float" office:value="25.02165" calcext:value-type="float">
            <text:p>25.02165</text:p>
          </table:table-cell>
          <table:table-cell table:number-columns-repeated="3"/>
          <table:table-cell table:style-name="Default"/>
          <table:table-cell/>
          <table:table-cell office:value-type="float" office:value="318.007458" calcext:value-type="float">
            <text:p>318.007458</text:p>
          </table:table-cell>
          <table:table-cell office:value-type="float" office:value="228.366145" calcext:value-type="float">
            <text:p>228.366145</text:p>
          </table:table-cell>
          <table:table-cell table:number-columns-repeated="3"/>
          <table:table-cell table:style-name="Default"/>
          <table:table-cell/>
          <table:table-cell office:value-type="float" office:value="2423.079577" calcext:value-type="float">
            <text:p>2423.079577</text:p>
          </table:table-cell>
          <table:table-cell office:value-type="float" office:value="1935.374518" calcext:value-type="float">
            <text:p>1935.374518</text:p>
          </table:table-cell>
          <table:table-cell office:value-type="float" office:value="6136.494437" calcext:value-type="float">
            <text:p>6136.494437</text:p>
          </table:table-cell>
          <table:table-cell office:value-type="float" office:value="4928.943124" calcext:value-type="float">
            <text:p>4928.943124</text:p>
          </table:table-cell>
          <table:table-cell office:value-type="float" office:value="12053.466564" calcext:value-type="float">
            <text:p>12053.466564</text:p>
          </table:table-cell>
          <table:table-cell table:style-name="Default" office:value-type="float" office:value="10230.850569" calcext:value-type="float">
            <text:p>10230.850569</text:p>
          </table:table-cell>
          <table:table-cell/>
          <table:table-cell office:value-type="float" office:value="18836.916736" calcext:value-type="float">
            <text:p>18836.916736</text:p>
          </table:table-cell>
          <table:table-cell office:value-type="float" office:value="16472.018271" calcext:value-type="float">
            <text:p>16472.018271</text:p>
          </table:table-cell>
          <table:table-cell office:value-type="float" office:value="47712.967353" calcext:value-type="float">
            <text:p>47712.967353</text:p>
          </table:table-cell>
          <table:table-cell office:value-type="float" office:value="34127.630894" calcext:value-type="float">
            <text:p>34127.630894</text:p>
          </table:table-cell>
          <table:table-cell office:value-type="float" office:value="95995.582411" calcext:value-type="float">
            <text:p>95995.582411</text:p>
          </table:table-cell>
          <table:table-cell office:value-type="float" office:value="101237.256781" calcext:value-type="float">
            <text:p>101237.256781</text:p>
          </table:table-cell>
          <table:table-cell/>
          <table:table-cell office:value-type="float" office:value="133764.99974" calcext:value-type="float">
            <text:p>133764.99974</text:p>
          </table:table-cell>
          <table:table-cell office:value-type="float" office:value="66002.69988" calcext:value-type="float">
            <text:p>66002.69988</text:p>
          </table:table-cell>
          <table:table-cell office:value-type="float" office:value="348993.723972" calcext:value-type="float">
            <text:p>348993.723972</text:p>
          </table:table-cell>
          <table:table-cell office:value-type="float" office:value="200626.257996" calcext:value-type="float">
            <text:p>200626.257996</text:p>
          </table:table-cell>
          <table:table-cell office:value-type="float" office:value="687567.14097" calcext:value-type="float">
            <text:p>687567.14097</text:p>
          </table:table-cell>
          <table:table-cell office:value-type="float" office:value="410232.926299" calcext:value-type="float">
            <text:p>410232.926299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09824" calcext:value-type="float">
            <text:p>0.009824</text:p>
          </table:table-cell>
          <table:table-cell table:style-name="Default" office:value-type="float" office:value="0.024416" calcext:value-type="float">
            <text:p>0.024416</text:p>
          </table:table-cell>
          <table:table-cell table:number-columns-repeated="5"/>
          <table:table-cell table:style-name="Default" office:value-type="float" office:value="0.060128" calcext:value-type="float">
            <text:p>0.060128</text:p>
          </table:table-cell>
          <table:table-cell table:style-name="Default" office:value-type="float" office:value="0.086304" calcext:value-type="float">
            <text:p>0.086304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.881625" calcext:value-type="float">
            <text:p>32.881625</text:p>
          </table:table-cell>
          <table:table-cell table:style-name="Default" office:value-type="float" office:value="23.371767" calcext:value-type="float">
            <text:p>23.371767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319.624055" calcext:value-type="float">
            <text:p>319.624055</text:p>
          </table:table-cell>
          <table:table-cell office:value-type="float" office:value="219.904733" calcext:value-type="float">
            <text:p>219.904733</text:p>
          </table:table-cell>
          <table:table-cell table:number-columns-repeated="5"/>
          <table:table-cell table:style-name="Default" office:value-type="float" office:value="2413.954621" calcext:value-type="float">
            <text:p>2413.954621</text:p>
          </table:table-cell>
          <table:table-cell office:value-type="float" office:value="1942.863223" calcext:value-type="float">
            <text:p>1942.863223</text:p>
          </table:table-cell>
          <table:table-cell office:value-type="float" office:value="6126.688415" calcext:value-type="float">
            <text:p>6126.688415</text:p>
          </table:table-cell>
          <table:table-cell office:value-type="float" office:value="4862.325578" calcext:value-type="float">
            <text:p>4862.325578</text:p>
          </table:table-cell>
          <table:table-cell office:value-type="float" office:value="12049.670862" calcext:value-type="float">
            <text:p>12049.670862</text:p>
          </table:table-cell>
          <table:table-cell table:style-name="Default" office:value-type="float" office:value="10210.460289" calcext:value-type="float">
            <text:p>10210.460289</text:p>
          </table:table-cell>
          <table:table-cell/>
          <table:table-cell table:style-name="Default" office:value-type="float" office:value="19065.545975" calcext:value-type="float">
            <text:p>19065.545975</text:p>
          </table:table-cell>
          <table:table-cell office:value-type="float" office:value="15967.252753" calcext:value-type="float">
            <text:p>15967.252753</text:p>
          </table:table-cell>
          <table:table-cell office:value-type="float" office:value="47939.31548" calcext:value-type="float">
            <text:p>47939.31548</text:p>
          </table:table-cell>
          <table:table-cell office:value-type="float" office:value="36965.898342" calcext:value-type="float">
            <text:p>36965.898342</text:p>
          </table:table-cell>
          <table:table-cell office:value-type="float" office:value="96426.249096" calcext:value-type="float">
            <text:p>96426.249096</text:p>
          </table:table-cell>
          <table:table-cell office:value-type="float" office:value="105333.817718" calcext:value-type="float">
            <text:p>105333.817718</text:p>
          </table:table-cell>
          <table:table-cell/>
          <table:table-cell table:style-name="Default" office:value-type="float" office:value="134628.949574" calcext:value-type="float">
            <text:p>134628.949574</text:p>
          </table:table-cell>
          <table:table-cell office:value-type="float" office:value="81062.575145" calcext:value-type="float">
            <text:p>81062.575145</text:p>
          </table:table-cell>
          <table:table-cell office:value-type="float" office:value="337233.731212" calcext:value-type="float">
            <text:p>337233.731212</text:p>
          </table:table-cell>
          <table:table-cell office:value-type="float" office:value="198368.143447" calcext:value-type="float">
            <text:p>198368.143447</text:p>
          </table:table-cell>
          <table:table-cell office:value-type="float" office:value="697371.228411" calcext:value-type="float">
            <text:p>697371.228411</text:p>
          </table:table-cell>
          <table:table-cell office:value-type="float" office:value="324611.339343" calcext:value-type="float">
            <text:p>324611.339343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09568" calcext:value-type="float">
            <text:p>0.009568</text:p>
          </table:table-cell>
          <table:table-cell table:style-name="Default" office:value-type="float" office:value="0.024288" calcext:value-type="float">
            <text:p>0.024288</text:p>
          </table:table-cell>
          <table:table-cell table:number-columns-repeated="5"/>
          <table:table-cell table:style-name="Default" office:value-type="float" office:value="0.06192" calcext:value-type="float">
            <text:p>0.06192</text:p>
          </table:table-cell>
          <table:table-cell table:style-name="Default" office:value-type="float" office:value="0.103872" calcext:value-type="float">
            <text:p>0.10387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33.01372" calcext:value-type="float">
            <text:p>33.01372</text:p>
          </table:table-cell>
          <table:table-cell table:style-name="Default" office:value-type="float" office:value="23.151736" calcext:value-type="float">
            <text:p>23.151736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319.57913" calcext:value-type="float">
            <text:p>319.57913</text:p>
          </table:table-cell>
          <table:table-cell office:value-type="float" office:value="216.000346" calcext:value-type="float">
            <text:p>216.000346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424.668898" calcext:value-type="float">
            <text:p>2424.668898</text:p>
          </table:table-cell>
          <table:table-cell office:value-type="float" office:value="1942.447803" calcext:value-type="float">
            <text:p>1942.447803</text:p>
          </table:table-cell>
          <table:table-cell office:value-type="float" office:value="6125.11882" calcext:value-type="float">
            <text:p>6125.11882</text:p>
          </table:table-cell>
          <table:table-cell office:value-type="float" office:value="4834.948693" calcext:value-type="float">
            <text:p>4834.948693</text:p>
          </table:table-cell>
          <table:table-cell table:style-name="Default" office:value-type="float" office:value="12051.070954" calcext:value-type="float">
            <text:p>12051.070954</text:p>
          </table:table-cell>
          <table:table-cell office:value-type="float" office:value="10207.851688" calcext:value-type="float">
            <text:p>10207.851688</text:p>
          </table:table-cell>
          <table:table-cell/>
          <table:table-cell office:value-type="float" office:value="18952.880924" calcext:value-type="float">
            <text:p>18952.880924</text:p>
          </table:table-cell>
          <table:table-cell office:value-type="float" office:value="15796.480752" calcext:value-type="float">
            <text:p>15796.480752</text:p>
          </table:table-cell>
          <table:table-cell office:value-type="float" office:value="47692.340134" calcext:value-type="float">
            <text:p>47692.340134</text:p>
          </table:table-cell>
          <table:table-cell office:value-type="float" office:value="38448.760944" calcext:value-type="float">
            <text:p>38448.760944</text:p>
          </table:table-cell>
          <table:table-cell table:style-name="Default" office:value-type="float" office:value="96384.223272" calcext:value-type="float">
            <text:p>96384.223272</text:p>
          </table:table-cell>
          <table:table-cell office:value-type="float" office:value="124016.794012" calcext:value-type="float">
            <text:p>124016.794012</text:p>
          </table:table-cell>
          <table:table-cell/>
          <table:table-cell office:value-type="float" office:value="135867.924893" calcext:value-type="float">
            <text:p>135867.924893</text:p>
          </table:table-cell>
          <table:table-cell office:value-type="float" office:value="84112.214476" calcext:value-type="float">
            <text:p>84112.214476</text:p>
          </table:table-cell>
          <table:table-cell office:value-type="float" office:value="343003.776103" calcext:value-type="float">
            <text:p>343003.776103</text:p>
          </table:table-cell>
          <table:table-cell office:value-type="float" office:value="174377.442121" calcext:value-type="float">
            <text:p>174377.442121</text:p>
          </table:table-cell>
          <table:table-cell table:style-name="Default" office:value-type="float" office:value="671294.716954" calcext:value-type="float">
            <text:p>671294.716954</text:p>
          </table:table-cell>
          <table:table-cell office:value-type="float" office:value="400017.364244" calcext:value-type="float">
            <text:p>400017.364244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10208" calcext:value-type="float">
            <text:p>0.010208</text:p>
          </table:table-cell>
          <table:table-cell table:style-name="Default" office:value-type="float" office:value="0.024097" calcext:value-type="float">
            <text:p>0.024097</text:p>
          </table:table-cell>
          <table:table-cell table:number-columns-repeated="5"/>
          <table:table-cell table:style-name="Default" office:value-type="float" office:value="0.061024" calcext:value-type="float">
            <text:p>0.061024</text:p>
          </table:table-cell>
          <table:table-cell table:style-name="Default" office:value-type="float" office:value="0.085664" calcext:value-type="float">
            <text:p>0.085664</text:p>
          </table:table-cell>
          <table:table-cell table:number-columns-repeated="4"/>
          <table:table-cell table:style-name="Default"/>
          <table:table-cell table:style-name="Default" office:value-type="float" office:value="33.343159" calcext:value-type="float">
            <text:p>33.343159</text:p>
          </table:table-cell>
          <table:table-cell table:style-name="Default" office:value-type="float" office:value="23.362392" calcext:value-type="float">
            <text:p>23.362392</text:p>
          </table:table-cell>
          <table:table-cell table:number-columns-repeated="5"/>
          <table:table-cell office:value-type="float" office:value="319.436412" calcext:value-type="float">
            <text:p>319.436412</text:p>
          </table:table-cell>
          <table:table-cell table:style-name="Default" office:value-type="float" office:value="215.652382" calcext:value-type="float">
            <text:p>215.652382</text:p>
          </table:table-cell>
          <table:table-cell table:number-columns-repeated="5"/>
          <table:table-cell office:value-type="float" office:value="2416.04093" calcext:value-type="float">
            <text:p>2416.04093</text:p>
          </table:table-cell>
          <table:table-cell table:style-name="Default" office:value-type="float" office:value="1939.852165" calcext:value-type="float">
            <text:p>1939.852165</text:p>
          </table:table-cell>
          <table:table-cell office:value-type="float" office:value="6131.985873" calcext:value-type="float">
            <text:p>6131.985873</text:p>
          </table:table-cell>
          <table:table-cell office:value-type="float" office:value="4866.643839" calcext:value-type="float">
            <text:p>4866.643839</text:p>
          </table:table-cell>
          <table:table-cell office:value-type="float" office:value="12232.959351" calcext:value-type="float">
            <text:p>12232.959351</text:p>
          </table:table-cell>
          <table:table-cell office:value-type="float" office:value="10281.866237" calcext:value-type="float">
            <text:p>10281.866237</text:p>
          </table:table-cell>
          <table:table-cell/>
          <table:table-cell office:value-type="float" office:value="19762.293438" calcext:value-type="float">
            <text:p>19762.293438</text:p>
          </table:table-cell>
          <table:table-cell table:style-name="Default" office:value-type="float" office:value="15807.077038" calcext:value-type="float">
            <text:p>15807.077038</text:p>
          </table:table-cell>
          <table:table-cell office:value-type="float" office:value="47770.144447" calcext:value-type="float">
            <text:p>47770.144447</text:p>
          </table:table-cell>
          <table:table-cell office:value-type="float" office:value="38338.911149" calcext:value-type="float">
            <text:p>38338.911149</text:p>
          </table:table-cell>
          <table:table-cell office:value-type="float" office:value="96093.535654" calcext:value-type="float">
            <text:p>96093.535654</text:p>
          </table:table-cell>
          <table:table-cell office:value-type="float" office:value="126382.557696" calcext:value-type="float">
            <text:p>126382.557696</text:p>
          </table:table-cell>
          <table:table-cell table:style-name="Default"/>
          <table:table-cell office:value-type="float" office:value="133784.1202" calcext:value-type="float">
            <text:p>133784.1202</text:p>
          </table:table-cell>
          <table:table-cell table:style-name="Default" office:value-type="float" office:value="65137.485621" calcext:value-type="float">
            <text:p>65137.485621</text:p>
          </table:table-cell>
          <table:table-cell office:value-type="float" office:value="349287.084203" calcext:value-type="float">
            <text:p>349287.084203</text:p>
          </table:table-cell>
          <table:table-cell office:value-type="float" office:value="188111.796979" calcext:value-type="float">
            <text:p>188111.796979</text:p>
          </table:table-cell>
          <table:table-cell office:value-type="float" office:value="671263.198169" calcext:value-type="float">
            <text:p>671263.198169</text:p>
          </table:table-cell>
          <table:table-cell office:value-type="float" office:value="392084.037436" calcext:value-type="float">
            <text:p>392084.037436</text:p>
          </table:table-cell>
          <table:table-cell table:number-columns-repeated="975"/>
        </table:table-row>
        <table:table-row table:style-name="ro1">
          <table:table-cell/>
          <table:table-cell table:style-name="Default" office:value-type="float" office:value="0.009728" calcext:value-type="float">
            <text:p>0.009728</text:p>
          </table:table-cell>
          <table:table-cell table:style-name="Default" office:value-type="float" office:value="0.02416" calcext:value-type="float">
            <text:p>0.02416</text:p>
          </table:table-cell>
          <table:table-cell table:number-columns-repeated="5"/>
          <table:table-cell table:style-name="Default" office:value-type="float" office:value="0.059488" calcext:value-type="float">
            <text:p>0.059488</text:p>
          </table:table-cell>
          <table:table-cell table:style-name="Default" office:value-type="float" office:value="0.100191" calcext:value-type="float">
            <text:p>0.10019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float" office:value="33.463446" calcext:value-type="float">
            <text:p>33.463446</text:p>
          </table:table-cell>
          <table:table-cell table:style-name="Default" office:value-type="float" office:value="23.550999" calcext:value-type="float">
            <text:p>23.550999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office:value-type="float" office:value="321.168464" calcext:value-type="float">
            <text:p>321.168464</text:p>
          </table:table-cell>
          <table:table-cell table:style-name="Default" office:value-type="float" office:value="215.400704" calcext:value-type="float">
            <text:p>215.40070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style-name="Default" office:value-type="float" office:value="1944.996237" calcext:value-type="float">
            <text:p>1944.996237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975"/>
        </table:table-row>
        <table:table-row table:style-name="ro1">
          <table:table-cell table:style-name="ce2" office:value-type="string" calcext:value-type="string">
            <text:p>Mean (ms)</text:p>
          </table:table-cell>
          <table:table-cell table:style-name="ce2" table:formula="of:=AVERAGE([.B4:.B23])" office:value-type="float" office:value="0.0101664" calcext:value-type="float">
            <text:p>0.0101664</text:p>
          </table:table-cell>
          <table:table-cell table:style-name="ce2" table:formula="of:=AVERAGE([.C4:.C23])" office:value-type="float" office:value="0.0283442" calcext:value-type="float">
            <text:p>0.0283442</text:p>
          </table:table-cell>
          <table:table-cell table:style-name="ce2" table:formula="of:=AVERAGE([.D4:.D23])" office:value-type="string" office:string-value="" calcext:value-type="error">
            <text:p>#DIV/0!</text:p>
          </table:table-cell>
          <table:table-cell table:style-name="ce2" table:formula="of:=AVERAGE([.E4:.E23])" office:value-type="string" office:string-value="" calcext:value-type="error">
            <text:p>#DIV/0!</text:p>
          </table:table-cell>
          <table:table-cell table:style-name="ce2" table:formula="of:=AVERAGE([.F4:.F23])" office:value-type="string" office:string-value="" calcext:value-type="error">
            <text:p>#DIV/0!</text:p>
          </table:table-cell>
          <table:table-cell table:style-name="ce2" table:formula="of:=AVERAGE([.G4:.G23])" office:value-type="string" office:string-value="" calcext:value-type="error">
            <text:p>#DIV/0!</text:p>
          </table:table-cell>
          <table:table-cell/>
          <table:table-cell table:style-name="ce2" table:formula="of:=AVERAGE([.I4:.I23])" office:value-type="float" office:value="0.06148155" calcext:value-type="float">
            <text:p>0.06148155</text:p>
          </table:table-cell>
          <table:table-cell table:style-name="ce2" table:formula="of:=AVERAGE([.J4:.J23])" office:value-type="float" office:value="0.0910141" calcext:value-type="float">
            <text:p>0.0910141</text:p>
          </table:table-cell>
          <table:table-cell table:style-name="ce2" table:formula="of:=AVERAGE([.K4:.K23])" office:value-type="string" office:string-value="" calcext:value-type="error">
            <text:p>#DIV/0!</text:p>
          </table:table-cell>
          <table:table-cell table:style-name="ce2" table:formula="of:=AVERAGE([.L4:.L23])" office:value-type="string" office:string-value="" calcext:value-type="error">
            <text:p>#DIV/0!</text:p>
          </table:table-cell>
          <table:table-cell table:style-name="ce2" table:formula="of:=AVERAGE([.M4:.M23])" office:value-type="string" office:string-value="" calcext:value-type="error">
            <text:p>#DIV/0!</text:p>
          </table:table-cell>
          <table:table-cell table:style-name="ce2" table:formula="of:=AVERAGE([.N4:.N23])" office:value-type="string" office:string-value="" calcext:value-type="error">
            <text:p>#DIV/0!</text:p>
          </table:table-cell>
          <table:table-cell/>
          <table:table-cell table:style-name="ce2" table:formula="of:=AVERAGE([.P4:.P23])" office:value-type="float" office:value="33.74837345" calcext:value-type="float">
            <text:p>33.74837345</text:p>
          </table:table-cell>
          <table:table-cell table:style-name="ce2" table:formula="of:=AVERAGE([.Q4:.Q23])" office:value-type="float" office:value="23.56979385" calcext:value-type="float">
            <text:p>23.56979385</text:p>
          </table:table-cell>
          <table:table-cell table:style-name="ce2" table:formula="of:=AVERAGE([.R4:.R23])" office:value-type="string" office:string-value="" calcext:value-type="error">
            <text:p>#DIV/0!</text:p>
          </table:table-cell>
          <table:table-cell table:style-name="ce2" table:formula="of:=AVERAGE([.S4:.S23])" office:value-type="string" office:string-value="" calcext:value-type="error">
            <text:p>#DIV/0!</text:p>
          </table:table-cell>
          <table:table-cell table:style-name="ce2" table:formula="of:=AVERAGE([.T4:.T23])" office:value-type="string" office:string-value="" calcext:value-type="error">
            <text:p>#DIV/0!</text:p>
          </table:table-cell>
          <table:table-cell table:style-name="ce2" table:formula="of:=AVERAGE([.U4:.U23])" office:value-type="string" office:string-value="" calcext:value-type="error">
            <text:p>#DIV/0!</text:p>
          </table:table-cell>
          <table:table-cell/>
          <table:table-cell table:style-name="ce2" table:formula="of:=AVERAGE([.W4:.W23])" office:value-type="float" office:value="320.0906907" calcext:value-type="float">
            <text:p>320.0906907</text:p>
          </table:table-cell>
          <table:table-cell table:style-name="ce2" table:formula="of:=AVERAGE([.X4:.X23])" office:value-type="float" office:value="218.1967209" calcext:value-type="float">
            <text:p>218.1967209</text:p>
          </table:table-cell>
          <table:table-cell table:style-name="ce2" table:formula="of:=AVERAGE([.Y4:.Y23])" office:value-type="string" office:string-value="" calcext:value-type="error">
            <text:p>#DIV/0!</text:p>
          </table:table-cell>
          <table:table-cell table:style-name="ce2" table:formula="of:=AVERAGE([.Z4:.Z23])" office:value-type="string" office:string-value="" calcext:value-type="error">
            <text:p>#DIV/0!</text:p>
          </table:table-cell>
          <table:table-cell table:style-name="ce2" table:formula="of:=AVERAGE([.AA4:.AA23])" office:value-type="string" office:string-value="" calcext:value-type="error">
            <text:p>#DIV/0!</text:p>
          </table:table-cell>
          <table:table-cell table:style-name="ce2" table:formula="of:=AVERAGE([.AB4:.AB23])" office:value-type="string" office:string-value="" calcext:value-type="error">
            <text:p>#DIV/0!</text:p>
          </table:table-cell>
          <table:table-cell/>
          <table:table-cell table:style-name="ce2" table:formula="of:=AVERAGE([.AD4:.AD23])" office:value-type="float" office:value="2419.38428105" calcext:value-type="float">
            <text:p>2419.38428105</text:p>
          </table:table-cell>
          <table:table-cell table:style-name="ce2" table:formula="of:=AVERAGE([.AE4:.AE23])" office:value-type="float" office:value="1732.8283402" calcext:value-type="float">
            <text:p>1732.8283402</text:p>
          </table:table-cell>
          <table:table-cell table:style-name="ce2" table:formula="of:=AVERAGE([.AF4:.AF23])" office:value-type="float" office:value="6115.1960983" calcext:value-type="float">
            <text:p>6115.1960983</text:p>
          </table:table-cell>
          <table:table-cell table:style-name="ce2" table:formula="of:=AVERAGE([.AG4:.AG23])" office:value-type="float" office:value="4839.06578795" calcext:value-type="float">
            <text:p>4839.06578795</text:p>
          </table:table-cell>
          <table:table-cell table:style-name="ce2" table:formula="of:=AVERAGE([.AH4:.AH23])" office:value-type="float" office:value="12236.92560605" calcext:value-type="float">
            <text:p>12236.92560605</text:p>
          </table:table-cell>
          <table:table-cell table:style-name="ce2" table:formula="of:=AVERAGE([.AI4:.AI23])" office:value-type="float" office:value="10273.31631835" calcext:value-type="float">
            <text:p>10273.31631835</text:p>
          </table:table-cell>
          <table:table-cell/>
          <table:table-cell table:style-name="ce2" table:formula="of:=AVERAGE([.AK4:.AK23])" office:value-type="float" office:value="19362.19004665" calcext:value-type="float">
            <text:p>19362.19004665</text:p>
          </table:table-cell>
          <table:table-cell table:style-name="ce2" table:formula="of:=AVERAGE([.AL4:.AL23])" office:value-type="float" office:value="15558.3520421" calcext:value-type="float">
            <text:p>15558.3520421</text:p>
          </table:table-cell>
          <table:table-cell table:style-name="ce2" table:formula="of:=AVERAGE([.AM4:.AM23])" office:value-type="float" office:value="47860.73693045" calcext:value-type="float">
            <text:p>47860.73693045</text:p>
          </table:table-cell>
          <table:table-cell table:style-name="ce2" table:formula="of:=AVERAGE([.AN4:.AN23])" office:value-type="float" office:value="35031.90268225" calcext:value-type="float">
            <text:p>35031.90268225</text:p>
          </table:table-cell>
          <table:table-cell table:style-name="ce2" table:formula="of:=AVERAGE([.AO4:.AO23])" office:value-type="float" office:value="96197.70167865" calcext:value-type="float">
            <text:p>96197.70167865</text:p>
          </table:table-cell>
          <table:table-cell table:style-name="ce2" table:formula="of:=AVERAGE([.AP4:.AP23])" office:value-type="float" office:value="118762.2424121" calcext:value-type="float">
            <text:p>118762.2424121</text:p>
          </table:table-cell>
          <table:table-cell/>
          <table:table-cell table:style-name="ce2" table:formula="of:=AVERAGE([.AR4:.AR23])" office:value-type="float" office:value="135902.75498855" calcext:value-type="float">
            <text:p>135902.75498855</text:p>
          </table:table-cell>
          <table:table-cell table:style-name="ce2" table:formula="of:=AVERAGE([.AS4:.AS23])" office:value-type="float" office:value="75551.8136458" calcext:value-type="float">
            <text:p>75551.8136458</text:p>
          </table:table-cell>
          <table:table-cell table:style-name="ce2" table:formula="of:=AVERAGE([.AT4:.AT23])" office:value-type="float" office:value="339944.88699325" calcext:value-type="float">
            <text:p>339944.88699325</text:p>
          </table:table-cell>
          <table:table-cell table:style-name="ce2" table:formula="of:=AVERAGE([.AU4:.AU23])" office:value-type="float" office:value="193952.59306365" calcext:value-type="float">
            <text:p>193952.59306365</text:p>
          </table:table-cell>
          <table:table-cell table:style-name="ce2" table:formula="of:=AVERAGE([.AV4:.AV23])" office:value-type="float" office:value="676803.55462775" calcext:value-type="float">
            <text:p>676803.55462775</text:p>
          </table:table-cell>
          <table:table-cell table:style-name="ce2" table:formula="of:=AVERAGE([.AW4:.AW23])" office:value-type="float" office:value="384443.5746831" calcext:value-type="float">
            <text:p>384443.5746831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2" table:formula="of:=STDEV([.B4:.B23])" office:value-type="float" office:value="0.000403451216642764" calcext:value-type="float">
            <text:p>0.0004034512</text:p>
          </table:table-cell>
          <table:table-cell table:style-name="ce2" table:formula="of:=STDEV([.C4:.C23])" office:value-type="float" office:value="0.00892236136787495" calcext:value-type="float">
            <text:p>0.0089223614</text:p>
          </table:table-cell>
          <table:table-cell table:style-name="ce2" table:formula="of:=STDEV([.D4:.D23])" office:value-type="string" office:string-value="" calcext:value-type="error">
            <text:p>#DIV/0!</text:p>
          </table:table-cell>
          <table:table-cell table:style-name="ce2" table:formula="of:=STDEV([.E4:.E23])" office:value-type="string" office:string-value="" calcext:value-type="error">
            <text:p>#DIV/0!</text:p>
          </table:table-cell>
          <table:table-cell table:style-name="ce2" table:formula="of:=STDEV([.F4:.F23])" office:value-type="string" office:string-value="" calcext:value-type="error">
            <text:p>#DIV/0!</text:p>
          </table:table-cell>
          <table:table-cell table:style-name="ce2" table:formula="of:=STDEV([.G4:.G23])" office:value-type="string" office:string-value="" calcext:value-type="error">
            <text:p>#DIV/0!</text:p>
          </table:table-cell>
          <table:table-cell/>
          <table:table-cell table:style-name="ce2" table:formula="of:=STDEV([.I4:.I23])" office:value-type="float" office:value="0.00175092927131792" calcext:value-type="float">
            <text:p>0.0017509293</text:p>
          </table:table-cell>
          <table:table-cell table:style-name="ce2" table:formula="of:=STDEV([.J4:.J23])" office:value-type="float" office:value="0.00604471185069187" calcext:value-type="float">
            <text:p>0.0060447119</text:p>
          </table:table-cell>
          <table:table-cell table:style-name="ce2" table:formula="of:=STDEV([.K4:.K23])" office:value-type="string" office:string-value="" calcext:value-type="error">
            <text:p>#DIV/0!</text:p>
          </table:table-cell>
          <table:table-cell table:style-name="ce2" table:formula="of:=STDEV([.L4:.L23])" office:value-type="string" office:string-value="" calcext:value-type="error">
            <text:p>#DIV/0!</text:p>
          </table:table-cell>
          <table:table-cell table:style-name="ce2" table:formula="of:=STDEV([.M4:.M23])" office:value-type="string" office:string-value="" calcext:value-type="error">
            <text:p>#DIV/0!</text:p>
          </table:table-cell>
          <table:table-cell table:style-name="ce2" table:formula="of:=STDEV([.N4:.N23])" office:value-type="string" office:string-value="" calcext:value-type="error">
            <text:p>#DIV/0!</text:p>
          </table:table-cell>
          <table:table-cell/>
          <table:table-cell table:style-name="ce2" table:formula="of:=STDEV([.P4:.P23])" office:value-type="float" office:value="0.730096567706699" calcext:value-type="float">
            <text:p>0.7300965677</text:p>
          </table:table-cell>
          <table:table-cell table:style-name="ce2" table:formula="of:=STDEV([.Q4:.Q23])" office:value-type="float" office:value="0.985444639380314" calcext:value-type="float">
            <text:p>0.9854446394</text:p>
          </table:table-cell>
          <table:table-cell table:style-name="ce2" table:formula="of:=STDEV([.R4:.R23])" office:value-type="string" office:string-value="" calcext:value-type="error">
            <text:p>#DIV/0!</text:p>
          </table:table-cell>
          <table:table-cell table:style-name="ce2" table:formula="of:=STDEV([.S4:.S23])" office:value-type="string" office:string-value="" calcext:value-type="error">
            <text:p>#DIV/0!</text:p>
          </table:table-cell>
          <table:table-cell table:style-name="ce2" table:formula="of:=STDEV([.T4:.T23])" office:value-type="string" office:string-value="" calcext:value-type="error">
            <text:p>#DIV/0!</text:p>
          </table:table-cell>
          <table:table-cell table:style-name="ce2" table:formula="of:=STDEV([.U4:.U23])" office:value-type="string" office:string-value="" calcext:value-type="error">
            <text:p>#DIV/0!</text:p>
          </table:table-cell>
          <table:table-cell/>
          <table:table-cell table:style-name="ce2" table:formula="of:=STDEV([.W4:.W23])" office:value-type="float" office:value="1.10086260158479" calcext:value-type="float">
            <text:p>1.1008626016</text:p>
          </table:table-cell>
          <table:table-cell table:style-name="ce2" table:formula="of:=STDEV([.X4:.X23])" office:value-type="float" office:value="4.08615628051893" calcext:value-type="float">
            <text:p>4.0861562805</text:p>
          </table:table-cell>
          <table:table-cell table:style-name="ce2" table:formula="of:=STDEV([.Y4:.Y23])" office:value-type="string" office:string-value="" calcext:value-type="error">
            <text:p>#DIV/0!</text:p>
          </table:table-cell>
          <table:table-cell table:style-name="ce2" table:formula="of:=STDEV([.Z4:.Z23])" office:value-type="string" office:string-value="" calcext:value-type="error">
            <text:p>#DIV/0!</text:p>
          </table:table-cell>
          <table:table-cell table:style-name="ce2" table:formula="of:=STDEV([.AA4:.AA23])" office:value-type="string" office:string-value="" calcext:value-type="error">
            <text:p>#DIV/0!</text:p>
          </table:table-cell>
          <table:table-cell table:style-name="ce2" table:formula="of:=STDEV([.AB4:.AB23])" office:value-type="string" office:string-value="" calcext:value-type="error">
            <text:p>#DIV/0!</text:p>
          </table:table-cell>
          <table:table-cell/>
          <table:table-cell table:style-name="ce2" table:formula="of:=STDEV([.AD4:.AD23])" office:value-type="float" office:value="9.63169471907133" calcext:value-type="float">
            <text:p>9.6316947191</text:p>
          </table:table-cell>
          <table:table-cell table:style-name="ce2" table:formula="of:=STDEV([.AE4:.AE23])" office:value-type="float" office:value="157.965482417573" calcext:value-type="float">
            <text:p>157.9654824176</text:p>
          </table:table-cell>
          <table:table-cell table:style-name="ce2" table:formula="of:=STDEV([.AF4:.AF23])" office:value-type="float" office:value="19.8291150993228" calcext:value-type="float">
            <text:p>19.8291150993</text:p>
          </table:table-cell>
          <table:table-cell table:style-name="ce2" table:formula="of:=STDEV([.AG4:.AG23])" office:value-type="float" office:value="106.957077482848" calcext:value-type="float">
            <text:p>106.9570774828</text:p>
          </table:table-cell>
          <table:table-cell table:style-name="ce2" table:formula="of:=STDEV([.AH4:.AH23])" office:value-type="float" office:value="98.853814011166" calcext:value-type="float">
            <text:p>98.8538140112</text:p>
          </table:table-cell>
          <table:table-cell table:style-name="ce2" table:formula="of:=STDEV([.AI4:.AI23])" office:value-type="float" office:value="44.4608649741291" calcext:value-type="float">
            <text:p>44.4608649741</text:p>
          </table:table-cell>
          <table:table-cell/>
          <table:table-cell table:style-name="ce2" table:formula="of:=STDEV([.AK4:.AK23])" office:value-type="float" office:value="536.029399165574" calcext:value-type="float">
            <text:p>536.0293991656</text:p>
          </table:table-cell>
          <table:table-cell table:style-name="ce2" table:formula="of:=STDEV([.AL4:.AL23])" office:value-type="float" office:value="2330.90511318291" calcext:value-type="float">
            <text:p>2330.9051131829</text:p>
          </table:table-cell>
          <table:table-cell table:style-name="ce2" table:formula="of:=STDEV([.AM4:.AM23])" office:value-type="float" office:value="174.584712912305" calcext:value-type="float">
            <text:p>174.5847129123</text:p>
          </table:table-cell>
          <table:table-cell table:style-name="ce2" table:formula="of:=STDEV([.AN4:.AN23])" office:value-type="float" office:value="1982.02652563871" calcext:value-type="float">
            <text:p>1982.0265256387</text:p>
          </table:table-cell>
          <table:table-cell table:style-name="ce2" table:formula="of:=STDEV([.AO4:.AO23])" office:value-type="float" office:value="204.740552932249" calcext:value-type="float">
            <text:p>204.7405529322</text:p>
          </table:table-cell>
          <table:table-cell table:style-name="ce2" table:formula="of:=STDEV([.AP4:.AP23])" office:value-type="float" office:value="11856.6524730979" calcext:value-type="float">
            <text:p>11856.6524730979</text:p>
          </table:table-cell>
          <table:table-cell/>
          <table:table-cell table:style-name="ce2" table:formula="of:=STDEV([.AR4:.AR23])" office:value-type="float" office:value="3617.42792145893" calcext:value-type="float">
            <text:p>3617.4279214589</text:p>
          </table:table-cell>
          <table:table-cell table:style-name="ce2" table:formula="of:=STDEV([.AS4:.AS23])" office:value-type="float" office:value="8229.17086478636" calcext:value-type="float">
            <text:p>8229.1708647864</text:p>
          </table:table-cell>
          <table:table-cell table:style-name="ce2" table:formula="of:=STDEV([.AT4:.AT23])" office:value-type="float" office:value="5528.35771542735" calcext:value-type="float">
            <text:p>5528.3577154274</text:p>
          </table:table-cell>
          <table:table-cell table:style-name="ce2" table:formula="of:=STDEV([.AU4:.AU23])" office:value-type="float" office:value="21806.1446723379" calcext:value-type="float">
            <text:p>21806.1446723379</text:p>
          </table:table-cell>
          <table:table-cell table:style-name="ce2" table:formula="of:=STDEV([.AV4:.AV23])" office:value-type="float" office:value="12019.0802204396" calcext:value-type="float">
            <text:p>12019.0802204396</text:p>
          </table:table-cell>
          <table:table-cell table:style-name="ce2" table:formula="of:=STDEV([.AW4:.AW23])" office:value-type="float" office:value="48755.378139849" calcext:value-type="float">
            <text:p>48755.378139849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TD(%)</text:p>
          </table:table-cell>
          <table:table-cell table:style-name="ce2" table:formula="of:=([.B26]/[.B25])*100" office:value-type="float" office:value="3.9684767139082" calcext:value-type="float">
            <text:p>3.9684767139</text:p>
          </table:table-cell>
          <table:table-cell table:style-name="ce2" table:formula="of:=([.C26]/[.C25])*100" office:value-type="float" office:value="31.4786142063454" calcext:value-type="float">
            <text:p>31.4786142063</text:p>
          </table:table-cell>
          <table:table-cell table:style-name="ce2" table:formula="of:=([.D26]/[.D25])*100" office:value-type="string" office:string-value="" calcext:value-type="error">
            <text:p>#DIV/0!</text:p>
          </table:table-cell>
          <table:table-cell table:style-name="ce2" table:formula="of:=([.E26]/[.E25])*100" office:value-type="string" office:string-value="" calcext:value-type="error">
            <text:p>#DIV/0!</text:p>
          </table:table-cell>
          <table:table-cell table:style-name="ce2" table:formula="of:=([.F26]/[.F25])*100" office:value-type="string" office:string-value="" calcext:value-type="error">
            <text:p>#DIV/0!</text:p>
          </table:table-cell>
          <table:table-cell table:style-name="ce2" table:formula="of:=([.G26]/[.G25])*100" office:value-type="string" office:string-value="" calcext:value-type="error">
            <text:p>#DIV/0!</text:p>
          </table:table-cell>
          <table:table-cell/>
          <table:table-cell table:style-name="ce2" table:formula="of:=([.I26]/[.I25])*100" office:value-type="float" office:value="2.8478938337077" calcext:value-type="float">
            <text:p>2.8478938337</text:p>
          </table:table-cell>
          <table:table-cell table:style-name="ce2" table:formula="of:=([.J26]/[.J25])*100" office:value-type="float" office:value="6.64151142591299" calcext:value-type="float">
            <text:p>6.6415114259</text:p>
          </table:table-cell>
          <table:table-cell table:style-name="ce2" table:formula="of:=([.K26]/[.K25])*100" office:value-type="string" office:string-value="" calcext:value-type="error">
            <text:p>#DIV/0!</text:p>
          </table:table-cell>
          <table:table-cell table:style-name="ce2" table:formula="of:=([.L26]/[.L25])*100" office:value-type="string" office:string-value="" calcext:value-type="error">
            <text:p>#DIV/0!</text:p>
          </table:table-cell>
          <table:table-cell table:style-name="ce2" table:formula="of:=([.M26]/[.M25])*100" office:value-type="string" office:string-value="" calcext:value-type="error">
            <text:p>#DIV/0!</text:p>
          </table:table-cell>
          <table:table-cell table:style-name="ce2" table:formula="of:=([.N26]/[.N25])*100" office:value-type="string" office:string-value="" calcext:value-type="error">
            <text:p>#DIV/0!</text:p>
          </table:table-cell>
          <table:table-cell/>
          <table:table-cell table:style-name="ce2" table:formula="of:=([.P26]/[.P25])*100" office:value-type="float" office:value="2.16335335031294" calcext:value-type="float">
            <text:p>2.1633533503</text:p>
          </table:table-cell>
          <table:table-cell table:style-name="ce2" table:formula="of:=([.Q26]/[.Q25])*100" office:value-type="float" office:value="4.18096418514205" calcext:value-type="float">
            <text:p>4.1809641851</text:p>
          </table:table-cell>
          <table:table-cell table:style-name="ce2" table:formula="of:=([.R26]/[.R25])*100" office:value-type="string" office:string-value="" calcext:value-type="error">
            <text:p>#DIV/0!</text:p>
          </table:table-cell>
          <table:table-cell table:style-name="ce2" table:formula="of:=([.S26]/[.S25])*100" office:value-type="string" office:string-value="" calcext:value-type="error">
            <text:p>#DIV/0!</text:p>
          </table:table-cell>
          <table:table-cell table:style-name="ce2" table:formula="of:=([.T26]/[.T25])*100" office:value-type="string" office:string-value="" calcext:value-type="error">
            <text:p>#DIV/0!</text:p>
          </table:table-cell>
          <table:table-cell table:style-name="ce2" table:formula="of:=([.U26]/[.U25])*100" office:value-type="string" office:string-value="" calcext:value-type="error">
            <text:p>#DIV/0!</text:p>
          </table:table-cell>
          <table:table-cell/>
          <table:table-cell table:style-name="ce2" table:formula="of:=([.W26]/[.W25])*100" office:value-type="float" office:value="0.343922092572368" calcext:value-type="float">
            <text:p>0.3439220926</text:p>
          </table:table-cell>
          <table:table-cell table:style-name="ce2" table:formula="of:=([.X26]/[.X25])*100" office:value-type="float" office:value="1.87269371586552" calcext:value-type="float">
            <text:p>1.8726937159</text:p>
          </table:table-cell>
          <table:table-cell table:style-name="ce2" table:formula="of:=([.Y26]/[.Y25])*100" office:value-type="string" office:string-value="" calcext:value-type="error">
            <text:p>#DIV/0!</text:p>
          </table:table-cell>
          <table:table-cell table:style-name="ce2" table:formula="of:=([.Z26]/[.Z25])*100" office:value-type="string" office:string-value="" calcext:value-type="error">
            <text:p>#DIV/0!</text:p>
          </table:table-cell>
          <table:table-cell table:style-name="ce2" table:formula="of:=([.AA26]/[.AA25])*100" office:value-type="string" office:string-value="" calcext:value-type="error">
            <text:p>#DIV/0!</text:p>
          </table:table-cell>
          <table:table-cell table:style-name="ce2" table:formula="of:=([.AB26]/[.AB25])*100" office:value-type="string" office:string-value="" calcext:value-type="error">
            <text:p>#DIV/0!</text:p>
          </table:table-cell>
          <table:table-cell/>
          <table:table-cell table:style-name="ce2" table:formula="of:=([.AD26]/[.AD25])*100" office:value-type="float" office:value="0.39810520364674" calcext:value-type="float">
            <text:p>0.3981052036</text:p>
          </table:table-cell>
          <table:table-cell table:style-name="ce2" table:formula="of:=([.AE26]/[.AE25])*100" office:value-type="float" office:value="9.11604910613023" calcext:value-type="float">
            <text:p>9.1160491061</text:p>
          </table:table-cell>
          <table:table-cell table:style-name="ce2" table:formula="of:=([.AF26]/[.AF25])*100" office:value-type="float" office:value="0.324259676722962" calcext:value-type="float">
            <text:p>0.3242596767</text:p>
          </table:table-cell>
          <table:table-cell table:style-name="ce2" table:formula="of:=([.AG26]/[.AG25])*100" office:value-type="float" office:value="2.21028359955731" calcext:value-type="float">
            <text:p>2.2102835996</text:p>
          </table:table-cell>
          <table:table-cell table:style-name="ce2" table:formula="of:=([.AH26]/[.AH25])*100" office:value-type="float" office:value="0.807832107455913" calcext:value-type="float">
            <text:p>0.8078321075</text:p>
          </table:table-cell>
          <table:table-cell table:style-name="ce2" table:formula="of:=([.AI26]/[.AI25])*100" office:value-type="float" office:value="0.432780064356765" calcext:value-type="float">
            <text:p>0.4327800644</text:p>
          </table:table-cell>
          <table:table-cell/>
          <table:table-cell table:style-name="ce2" table:formula="of:=([.AK26]/[.AK25])*100" office:value-type="float" office:value="2.76843372508017" calcext:value-type="float">
            <text:p>2.7684337251</text:p>
          </table:table-cell>
          <table:table-cell table:style-name="ce2" table:formula="of:=([.AL26]/[.AL25])*100" office:value-type="float" office:value="14.9816966917551" calcext:value-type="float">
            <text:p>14.9816966918</text:p>
          </table:table-cell>
          <table:table-cell table:style-name="ce2" table:formula="of:=([.AM26]/[.AM25])*100" office:value-type="float" office:value="0.364776482999013" calcext:value-type="float">
            <text:p>0.364776483</text:p>
          </table:table-cell>
          <table:table-cell table:style-name="ce2" table:formula="of:=([.AN26]/[.AN25])*100" office:value-type="float" office:value="5.65777583825888" calcext:value-type="float">
            <text:p>5.6577758383</text:p>
          </table:table-cell>
          <table:table-cell table:style-name="ce2" table:formula="of:=([.AO26]/[.AO25])*100" office:value-type="float" office:value="0.212833102412558" calcext:value-type="float">
            <text:p>0.2128331024</text:p>
          </table:table-cell>
          <table:table-cell table:style-name="ce2" table:formula="of:=([.AP26]/[.AP25])*100" office:value-type="float" office:value="9.98352021003088" calcext:value-type="float">
            <text:p>9.98352021</text:p>
          </table:table-cell>
          <table:table-cell/>
          <table:table-cell table:style-name="ce2" table:formula="of:=([.AR26]/[.AR25])*100" office:value-type="float" office:value="2.66177674011369" calcext:value-type="float">
            <text:p>2.6617767401</text:p>
          </table:table-cell>
          <table:table-cell table:style-name="ce2" table:formula="of:=([.AS26]/[.AS25])*100" office:value-type="float" office:value="10.8920891077031" calcext:value-type="float">
            <text:p>10.8920891077</text:p>
          </table:table-cell>
          <table:table-cell table:style-name="ce2" table:formula="of:=([.AT26]/[.AT25])*100" office:value-type="float" office:value="1.62625117392547" calcext:value-type="float">
            <text:p>1.6262511739</text:p>
          </table:table-cell>
          <table:table-cell table:style-name="ce2" table:formula="of:=([.AU26]/[.AU25])*100" office:value-type="float" office:value="11.243028168838" calcext:value-type="float">
            <text:p>11.2430281688</text:p>
          </table:table-cell>
          <table:table-cell table:style-name="ce2" table:formula="of:=([.AV26]/[.AV25])*100" office:value-type="float" office:value="1.77585949988845" calcext:value-type="float">
            <text:p>1.7758594999</text:p>
          </table:table-cell>
          <table:table-cell table:style-name="ce2" table:formula="of:=([.AW26]/[.AW25])*100" office:value-type="float" office:value="12.6820634679715" calcext:value-type="float">
            <text:p>12.682063468</text:p>
          </table:table-cell>
          <table:table-cell table:number-columns-repeated="975"/>
        </table:table-row>
        <table:table-row table:style-name="ro1">
          <table:table-cell table:style-name="ce3" office:value-type="string" calcext:value-type="string">
            <text:p>Throughput (Kbps)</text:p>
          </table:table-cell>
          <table:table-cell table:style-name="ce3" table:formula="of:=(12/([.B25]*10^(-3)))/1000" office:value-type="float" office:value="1180.35882908404" calcext:value-type="float">
            <text:p>1180.3588290841</text:p>
          </table:table-cell>
          <table:table-cell table:style-name="ce3" table:formula="of:=(12/([.C25]*10^(-3)))/1000" office:value-type="float" office:value="423.367038053641" calcext:value-type="float">
            <text:p>423.3670380536</text:p>
          </table:table-cell>
          <table:table-cell table:style-name="ce3" table:formula="of:=(12/([.D25]*10^(-3)))/1000" office:value-type="string" office:string-value="" calcext:value-type="error">
            <text:p>#DIV/0!</text:p>
          </table:table-cell>
          <table:table-cell table:style-name="ce3" table:formula="of:=(12/([.E25]*10^(-3)))/1000" office:value-type="string" office:string-value="" calcext:value-type="error">
            <text:p>#DIV/0!</text:p>
          </table:table-cell>
          <table:table-cell table:style-name="ce3" table:formula="of:=(12/([.F25]*10^(-3)))/1000" office:value-type="string" office:string-value="" calcext:value-type="error">
            <text:p>#DIV/0!</text:p>
          </table:table-cell>
          <table:table-cell table:style-name="ce3" table:formula="of:=(12/([.G25]*10^(-3)))/1000" office:value-type="string" office:string-value="" calcext:value-type="error">
            <text:p>#DIV/0!</text:p>
          </table:table-cell>
          <table:table-cell/>
          <table:table-cell table:style-name="ce3" table:formula="of:=((3*14)/([.I25]*10^(-3)))/1000" office:value-type="float" office:value="683.131768798932" calcext:value-type="float">
            <text:p>683.1317687989</text:p>
          </table:table-cell>
          <table:table-cell table:style-name="ce3" table:formula="of:=((3*14)/([.J25]*10^(-3)))/1000" office:value-type="float" office:value="461.466959515064" calcext:value-type="float">
            <text:p>461.4669595151</text:p>
          </table:table-cell>
          <table:table-cell table:style-name="ce3" table:formula="of:=((3*14)/([.K25]*10^(-3)))/1000" office:value-type="string" office:string-value="" calcext:value-type="error">
            <text:p>#DIV/0!</text:p>
          </table:table-cell>
          <table:table-cell table:style-name="ce3" table:formula="of:=((3*14)/([.L25]*10^(-3)))/1000" office:value-type="string" office:string-value="" calcext:value-type="error">
            <text:p>#DIV/0!</text:p>
          </table:table-cell>
          <table:table-cell table:style-name="ce3" table:formula="of:=((3*14)/([.M25]*10^(-3)))/1000" office:value-type="string" office:string-value="" calcext:value-type="error">
            <text:p>#DIV/0!</text:p>
          </table:table-cell>
          <table:table-cell table:style-name="ce3" table:formula="of:=((3*14)/([.N25]*10^(-3)))/1000" office:value-type="string" office:string-value="" calcext:value-type="error">
            <text:p>#DIV/0!</text:p>
          </table:table-cell>
          <table:table-cell/>
          <table:table-cell table:style-name="ce3" table:formula="of:=((4*300)/([.P25]*10^(-3)))/1000" office:value-type="float" office:value="35.5572692052215" calcext:value-type="float">
            <text:p>35.5572692052</text:p>
          </table:table-cell>
          <table:table-cell table:style-name="ce3" table:formula="of:=((4*300)/([.Q25]*10^(-3)))/1000" office:value-type="float" office:value="50.9126217919806" calcext:value-type="float">
            <text:p>50.912621792</text:p>
          </table:table-cell>
          <table:table-cell table:style-name="ce3" table:formula="of:=((4*300)/([.R25]*10^(-3)))/1000" office:value-type="string" office:string-value="" calcext:value-type="error">
            <text:p>#DIV/0!</text:p>
          </table:table-cell>
          <table:table-cell table:style-name="ce3" table:formula="of:=((4*300)/([.S25]*10^(-3)))/1000" office:value-type="string" office:string-value="" calcext:value-type="error">
            <text:p>#DIV/0!</text:p>
          </table:table-cell>
          <table:table-cell table:style-name="ce3" table:formula="of:=((4*300)/([.T25]*10^(-3)))/1000" office:value-type="string" office:string-value="" calcext:value-type="error">
            <text:p>#DIV/0!</text:p>
          </table:table-cell>
          <table:table-cell table:style-name="ce3" table:formula="of:=((4*300)/([.U25]*10^(-3)))/1000" office:value-type="string" office:string-value="" calcext:value-type="error">
            <text:p>#DIV/0!</text:p>
          </table:table-cell>
          <table:table-cell/>
          <table:table-cell table:style-name="ce3" table:formula="of:=((5*620)/([.W25]*10^(-3)))/1000" office:value-type="float" office:value="9.68475525864458" calcext:value-type="float">
            <text:p>9.6847552586</text:p>
          </table:table-cell>
          <table:table-cell table:style-name="ce3" table:formula="of:=((5*620)/([.X25]*10^(-3)))/1000" office:value-type="float" office:value="14.2073629118411" calcext:value-type="float">
            <text:p>14.2073629118</text:p>
          </table:table-cell>
          <table:table-cell table:style-name="ce3" table:formula="of:=((5*620)/([.Y25]*10^(-3)))/1000" office:value-type="string" office:string-value="" calcext:value-type="error">
            <text:p>#DIV/0!</text:p>
          </table:table-cell>
          <table:table-cell table:style-name="ce3" table:formula="of:=((5*620)/([.Z25]*10^(-3)))/1000" office:value-type="string" office:string-value="" calcext:value-type="error">
            <text:p>#DIV/0!</text:p>
          </table:table-cell>
          <table:table-cell table:style-name="ce3" table:formula="of:=((5*620)/([.AA25]*10^(-3)))/1000" office:value-type="string" office:string-value="" calcext:value-type="error">
            <text:p>#DIV/0!</text:p>
          </table:table-cell>
          <table:table-cell table:style-name="ce3" table:formula="of:=((5*620)/([.AB25]*10^(-3)))/1000" office:value-type="string" office:string-value="" calcext:value-type="error">
            <text:p>#DIV/0!</text:p>
          </table:table-cell>
          <table:table-cell/>
          <table:table-cell table:style-name="ce3" table:formula="of:=((6*1260)/([.AD25]*10^(-3)))/1000" office:value-type="float" office:value="3.12476197320708" calcext:value-type="float">
            <text:p>3.1247619732</text:p>
          </table:table-cell>
          <table:table-cell table:style-name="ce3" table:formula="of:=((6*1260)/([.AE25]*10^(-3)))/1000" office:value-type="float" office:value="4.36280953203214" calcext:value-type="float">
            <text:p>4.362809532</text:p>
          </table:table-cell>
          <table:table-cell table:style-name="ce3" table:formula="of:=((6*1260)/([.AF25]*10^(-3)))/1000" office:value-type="float" office:value="1.23626452504142" calcext:value-type="float">
            <text:p>1.236264525</text:p>
          </table:table-cell>
          <table:table-cell table:style-name="ce3" table:formula="of:=((6*1260)/([.AG25]*10^(-3)))/1000" office:value-type="float" office:value="1.56228502179605" calcext:value-type="float">
            <text:p>1.5622850218</text:p>
          </table:table-cell>
          <table:table-cell table:style-name="ce3" table:formula="of:=((6*1260)/([.AH25]*10^(-3)))/1000" office:value-type="float" office:value="0.617802235903297" calcext:value-type="float">
            <text:p>0.6178022359</text:p>
          </table:table-cell>
          <table:table-cell table:style-name="ce3" table:formula="of:=((6*1260)/([.AI25]*10^(-3)))/1000" office:value-type="float" office:value="0.735887007245798" calcext:value-type="float">
            <text:p>0.7358870072</text:p>
          </table:table-cell>
          <table:table-cell/>
          <table:table-cell table:style-name="ce3" table:formula="of:=((7*2540)/([.AK25]*10^(-3)))/1000" office:value-type="float" office:value="0.918284551342695" calcext:value-type="float">
            <text:p>0.9182845513</text:p>
          </table:table-cell>
          <table:table-cell table:style-name="ce3" table:formula="of:=((7*2540)/([.AL25]*10^(-3)))/1000" office:value-type="float" office:value="1.14279455509738" calcext:value-type="float">
            <text:p>1.1427945551</text:p>
          </table:table-cell>
          <table:table-cell table:style-name="ce3" table:formula="of:=((7*2540)/([.AM25]*10^(-3)))/1000" office:value-type="float" office:value="0.371494488809009" calcext:value-type="float">
            <text:p>0.3714944888</text:p>
          </table:table-cell>
          <table:table-cell table:style-name="ce3" table:formula="of:=((7*2540)/([.AN25]*10^(-3)))/1000" office:value-type="float" office:value="0.50753737703801" calcext:value-type="float">
            <text:p>0.507537377</text:p>
          </table:table-cell>
          <table:table-cell table:style-name="ce3" table:formula="of:=((7*2540)/([.AO25]*10^(-3)))/1000" office:value-type="float" office:value="0.184827700555616" calcext:value-type="float">
            <text:p>0.1848277006</text:p>
          </table:table-cell>
          <table:table-cell table:style-name="ce3" table:formula="of:=((7*2540)/([.AP25]*10^(-3)))/1000" office:value-type="float" office:value="0.149710881496361" calcext:value-type="float">
            <text:p>0.1497108815</text:p>
          </table:table-cell>
          <table:table-cell/>
          <table:table-cell table:style-name="ce3" table:formula="of:=((8*5100)/([.AR25]*10^(-3)))/1000" office:value-type="float" office:value="0.300214664547731" calcext:value-type="float">
            <text:p>0.3002146645</text:p>
          </table:table-cell>
          <table:table-cell table:style-name="ce3" table:formula="of:=((8*5100)/([.AS25]*10^(-3)))/1000" office:value-type="float" office:value="0.540026744973688" calcext:value-type="float">
            <text:p>0.540026745</text:p>
          </table:table-cell>
          <table:table-cell table:style-name="ce3" table:formula="of:=((8*5100)/([.AT25]*10^(-3)))/1000" office:value-type="float" office:value="0.120019454803008" calcext:value-type="float">
            <text:p>0.1200194548</text:p>
          </table:table-cell>
          <table:table-cell table:style-name="ce3" table:formula="of:=((8*5100)/([.AU25]*10^(-3)))/1000" office:value-type="float" office:value="0.21036068327589" calcext:value-type="float">
            <text:p>0.2103606833</text:p>
          </table:table-cell>
          <table:table-cell table:style-name="ce3" table:formula="of:=((8*5100)/([.AV25]*10^(-3)))/1000" office:value-type="float" office:value="0.0602833713283916" calcext:value-type="float">
            <text:p>0.0602833713</text:p>
          </table:table-cell>
          <table:table-cell table:style-name="ce3" table:formula="of:=((8*5100)/([.AW25]*10^(-3)))/1000" office:value-type="float" office:value="0.106127407731113" calcext:value-type="float">
            <text:p>0.1061274077</text:p>
          </table:table-cell>
          <table:table-cell table:number-columns-repeated="975"/>
        </table:table-row>
        <table:table-row table:style-name="ro1">
          <table:table-cell/>
          <table:table-cell table:formula="of:=AVERAGE([.B30:.B36])" office:value-type="float" office:value="4907.5" calcext:value-type="float">
            <text:p>4907.5</text:p>
          </table:table-cell>
          <table:table-cell table:number-columns-repeated="6"/>
          <table:table-cell office:value-type="float" office:value="5117" calcext:value-type="float">
            <text:p>5117</text:p>
          </table:table-cell>
          <table:table-cell table:number-columns-repeated="6"/>
          <table:table-cell table:formula="of:=AVERAGE([.P30:.P42])" office:value-type="float" office:value="5773.25" calcext:value-type="float">
            <text:p>5773.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621" calcext:value-type="float">
            <text:p>4621</text:p>
          </table:table-cell>
          <table:table-cell table:number-columns-repeated="13"/>
          <table:table-cell office:value-type="float" office:value="4964" calcext:value-type="float">
            <text:p>496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table:number-columns-repeated="13"/>
          <table:table-cell office:value-type="float" office:value="6678" calcext:value-type="float">
            <text:p>6678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6372" calcext:value-type="float">
            <text:p>6372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5079" calcext:value-type="float">
            <text:p>5079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6:15:23.033998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2-07T20:02:53.987663019</dc:date>
    <meta:editing-duration>P2DT1H9M1S</meta:editing-duration>
    <meta:editing-cycles>11</meta:editing-cycles>
    <meta:generator>LibreOffice/5.1.6.2$Linux_AARCH64 LibreOffice_project/10m0$Build-2</meta:generator>
    <meta:document-statistic meta:table-count="1" meta:cell-count="780" meta:object-count="0"/>
  </office:meta>
</office:document-meta>
</file>